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egreya" svg:font-family="Alegreya"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automatic-styles>
    <style:style style:name="Table1" style:family="table">
      <style:table-properties style:width="6.2701in" fo:margin-top="0in" fo:margin-bottom="0in" fo:break-before="auto" fo:break-after="auto" table:align="center"/>
    </style:style>
    <style:style style:name="Table1.A" style:family="table-column">
      <style:table-column-properties style:column-width="1.5743in"/>
    </style:style>
    <style:style style:name="Table1.B" style:family="table-column">
      <style:table-column-properties style:column-width="4.6951in"/>
    </style:style>
    <style:style style:name="Table1.1" style:family="table-row">
      <style:table-row-properties style:min-row-height="7.1042in" fo:keep-together="auto"/>
    </style:style>
    <style:style style:name="Table1.A1" style:family="table-cell">
      <style:table-cell-properties style:vertical-align="" fo:background-color="#f6b26b" fo:padding="0.0694in" fo:border="1pt solid #ffffff">
        <style:background-image/>
      </style:table-cell-properties>
    </style:style>
    <style:style style:name="Table1.B1" style:family="table-cell">
      <style:table-cell-properties style:vertical-align="middle" fo:padding="0.0694in" fo:border="1pt solid #ffffff"/>
    </style:style>
    <style:style style:name="Table1.2" style:family="table-row">
      <style:table-row-properties style:min-row-height="2.2236in" fo:keep-together="auto"/>
    </style:style>
    <style:style style:name="Table1.B2" style:family="table-cell">
      <style:table-cell-properties style:vertical-align="middle" fo:background-color="#fff2cc" fo:padding="0.0694in" fo:border="1pt solid #ffffff">
        <style:background-image/>
      </style:table-cell-properties>
    </style:style>
    <style:style style:name="Table2" style:family="table">
      <style:table-properties style:width="6.2708in" fo:margin-left="0in" fo:margin-top="0in" fo:margin-bottom="0in" fo:break-before="auto" fo:break-after="auto" table:align="left"/>
    </style:style>
    <style:style style:name="Table2.A" style:family="table-column">
      <style:table-column-properties style:column-width="0.7701in"/>
    </style:style>
    <style:style style:name="Table2.B" style:family="table-column">
      <style:table-column-properties style:column-width="1.0729in"/>
    </style:style>
    <style:style style:name="Table2.C" style:family="table-column">
      <style:table-column-properties style:column-width="2.5007in"/>
    </style:style>
    <style:style style:name="Table2.D" style:family="table-column">
      <style:table-column-properties style:column-width="1.9264in"/>
    </style:style>
    <style:style style:name="Table2.1" style:family="table-row">
      <style:table-row-properties fo:keep-together="auto"/>
    </style:style>
    <style:style style:name="Table2.A1" style:family="table-cell">
      <style:table-cell-properties style:vertical-align="" fo:background-color="#f9cb9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3.1347in"/>
    </style:style>
    <style:style style:name="Table3.1" style:family="table-row">
      <style:table-row-properties fo:keep-together="auto"/>
    </style:style>
    <style:style style:name="Table3.A1" style:family="table-cell">
      <style:table-cell-properties style:vertical-align="" fo:background-color="#f9cb9c"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5" style:family="table-row">
      <style:table-row-properties style:min-row-height="0.7382in" fo:keep-together="auto"/>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A7" style:family="table-cell">
      <style:table-cell-properties style:vertical-align="middle" fo:padding="0.0278in" fo:border-left="0.75pt solid #000000" fo:border-right="1pt solid #000000" fo:border-top="0.75pt solid #000000" fo:border-bottom="1pt solid #000000"/>
    </style:style>
    <style:style style:name="Table3.B7" style:family="table-cell">
      <style:table-cell-properties style:vertical-align="" fo:padding="0.0694in" fo:border="1pt solid #000000"/>
    </style:style>
    <style:style style:name="Table3.A8" style:family="table-cell">
      <style:table-cell-properties style:vertical-align="middle" fo:padding="0.0278in" fo:border-left="0.75pt solid #000000" fo:border-right="1pt solid #000000" fo:border-top="1pt solid #000000" fo:border-bottom="1pt solid #000000"/>
    </style:style>
    <style:style style:name="Table3.B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B10" style:family="table-cell">
      <style:table-cell-properties style:vertical-align="" fo:padding="0.0694in" fo:border="1pt solid #000000"/>
    </style:style>
    <style:style style:name="Table3.A11"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3.1347in"/>
    </style:style>
    <style:style style:name="Table4.1" style:family="table-row">
      <style:table-row-properties fo:keep-together="auto"/>
    </style:style>
    <style:style style:name="Table4.A1" style:family="table-cell">
      <style:table-cell-properties style:vertical-align="" fo:background-color="#f9cb9c"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A7" style:family="table-cell">
      <style:table-cell-properties style:vertical-align="middle" fo:padding="0.0278in" fo:border-left="0.75pt solid #000000" fo:border-right="1pt solid #000000" fo:border-top="0.75pt solid #000000" fo:border-bottom="1pt solid #000000"/>
    </style:style>
    <style:style style:name="Table4.B7" style:family="table-cell">
      <style:table-cell-properties style:vertical-align="" fo:padding="0.0694in" fo:border="1pt solid #000000"/>
    </style:style>
    <style:style style:name="Table4.A8" style:family="table-cell">
      <style:table-cell-properties style:vertical-align="middle" fo:padding="0.0278in" fo:border-left="0.75pt solid #000000" fo:border-right="1pt solid #000000" fo:border-top="1pt solid #000000" fo:border-bottom="1pt solid #000000"/>
    </style:style>
    <style:style style:name="Table4.B8" style:family="table-cell">
      <style:table-cell-properties style:vertical-align="" fo:padding="0.0694in" fo:border="1pt solid #000000"/>
    </style:style>
    <style:style style:name="Table4.A9"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A10" style:family="table-cell">
      <style:table-cell-properties style:vertical-align="" fo:padding="0.0694in" fo:border="1pt solid #000000"/>
    </style:style>
    <style:style style:name="Table4.B10" style:family="table-cell">
      <style:table-cell-properties style:vertical-align="" fo:padding="0.0694in" fo:border="1pt solid #000000"/>
    </style:style>
    <style:style style:name="Table4.A11" style:family="table-cell">
      <style:table-cell-properties style:vertical-align="" fo:padding="0.0694in" fo:border="1pt solid #000000"/>
    </style:style>
    <style:style style:name="Table4.B11"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3.1347in"/>
    </style:style>
    <style:style style:name="Table5.1" style:family="table-row">
      <style:table-row-properties fo:keep-together="auto"/>
    </style:style>
    <style:style style:name="Table5.A1" style:family="table-cell">
      <style:table-cell-properties style:vertical-align="" fo:background-color="#f9cb9c"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6" style:family="table">
      <style:table-properties style:width="6.2701in" fo:margin-left="0in" fo:margin-top="0in" fo:margin-bottom="0in" table:align="left"/>
    </style:style>
    <style:style style:name="Table6.A" style:family="table-column">
      <style:table-column-properties style:column-width="3.1347in"/>
    </style:style>
    <style:style style:name="Table6.1" style:family="table-row">
      <style:table-row-properties fo:keep-together="auto"/>
    </style:style>
    <style:style style:name="Table6.A1" style:family="table-cell">
      <style:table-cell-properties style:vertical-align="" fo:background-color="#f9cb9c"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background-color="#ffffff" fo:padding="0.0694in" fo:border="1pt solid #000000">
        <style:background-image/>
      </style:table-cell-properties>
    </style:style>
    <style:style style:name="Table6.A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7" style:family="table-row">
      <style:table-row-properties style:min-row-height="0.3639in" fo:keep-together="auto"/>
    </style:style>
    <style:style style:name="Table6.A7" style:family="table-cell">
      <style:table-cell-properties style:vertical-align="" fo:background-color="#f6b26b" fo:padding="0.0694in" fo:border="1pt solid #000000">
        <style:background-image/>
      </style:table-cell-properties>
    </style:style>
    <style:style style:name="Table6.B7" style:family="table-cell">
      <style:table-cell-properties style:vertical-align="" fo:padding="0.0694in" fo:border="1pt solid #000000"/>
    </style:style>
    <style:style style:name="Table7" style:family="table">
      <style:table-properties style:width="6.25in" fo:margin-left="0in" fo:margin-top="0in" fo:margin-bottom="0in" fo:break-before="auto" fo:break-after="auto" table:align="left"/>
    </style:style>
    <style:style style:name="Table7.A" style:family="table-column">
      <style:table-column-properties style:column-width="3.1354in"/>
    </style:style>
    <style:style style:name="Table7.B" style:family="table-column">
      <style:table-column-properties style:column-width="3.1139in"/>
    </style:style>
    <style:style style:name="Table7.1" style:family="table-row">
      <style:table-row-properties fo:keep-together="auto"/>
    </style:style>
    <style:style style:name="Table7.A1" style:family="table-cell">
      <style:table-cell-properties style:vertical-align="" fo:background-color="#f9cb9c" fo:padding="0.0694in" fo:border="1pt solid #000000">
        <style:background-image/>
      </style:table-cell-properties>
    </style:style>
    <style:style style:name="Table7.B1" style:family="table-cell">
      <style:table-cell-properties style:vertical-align="" fo:background-color="#f9cb9c" fo:padding="0.0694in" fo:border-left="1pt solid #000000" fo:border-right="1pt solid #000000" fo:border-top="1pt solid #000000" fo:border-bottom="0.75pt solid #000000">
        <style:background-image/>
      </style:table-cell-properties>
    </style:style>
    <style:style style:name="Table7.A2" style:family="table-cell">
      <style:table-cell-properties style:vertical-align="" fo:padding="0.0694in" fo:border="1pt solid #000000"/>
    </style:style>
    <style:style style:name="Table7.B2" style:family="table-cell">
      <style:table-cell-properties style:vertical-align="" fo:background-color="#ffffff" fo:padding="0.0694in" fo:border-left="1pt solid #000000" fo:border-right="1pt solid #000000" fo:border-top="0.75pt solid #000000" fo:border-bottom="1pt solid #000000">
        <style:background-image/>
      </style:table-cell-properties>
    </style:style>
    <style:style style:name="Table7.A3" style:family="table-cell">
      <style:table-cell-properties style:vertical-align="" fo:padding="0.0694in" fo:border="1pt solid #000000"/>
    </style:style>
    <style:style style:name="Table7.B3" style:family="table-cell">
      <style:table-cell-properties style:vertical-align="" fo:background-color="#ffffff" fo:padding="0.0694in" fo:border="1pt solid #000000">
        <style:background-image/>
      </style:table-cell-properties>
    </style:style>
    <style:style style:name="Table7.A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A6" style:family="table-cell">
      <style:table-cell-properties style:vertical-align="" fo:padding="0.0694in" fo:border="1pt solid #000000"/>
    </style:style>
    <style:style style:name="Table7.A7" style:family="table-cell">
      <style:table-cell-properties style:vertical-align="" fo:background-color="#f6b26b" fo:padding="0.0694in" fo:border="1pt solid #000000">
        <style:background-image/>
      </style:table-cell-properties>
    </style:style>
    <style:style style:name="Table7.B7" style:family="table-cell">
      <style:table-cell-properties style:vertical-align="" fo:padding="0.0694in" fo:border="1pt solid #000000"/>
    </style:style>
    <style:style style:name="Table8" style:family="table">
      <style:table-properties style:width="6.2701in" fo:margin-left="0in" fo:margin-top="0in" fo:margin-bottom="0in" table:align="left"/>
    </style:style>
    <style:style style:name="Table8.A" style:family="table-column">
      <style:table-column-properties style:column-width="3.1347in"/>
    </style:style>
    <style:style style:name="Table8.1" style:family="table-row">
      <style:table-row-properties fo:keep-together="auto"/>
    </style:style>
    <style:style style:name="Table8.A1" style:family="table-cell">
      <style:table-cell-properties style:vertical-align="" fo:background-color="#f9cb9c" fo:padding="0.0694in" fo:border="1pt solid #000000">
        <style:background-image/>
      </style:table-cell-properties>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A7" style:family="table-cell">
      <style:table-cell-properties style:vertical-align="middle" fo:padding="0.0278in" fo:border-left="0.75pt solid #000000" fo:border-right="1pt solid #000000" fo:border-top="0.75pt solid #000000" fo:border-bottom="1pt solid #000000"/>
    </style:style>
    <style:style style:name="Table8.B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A9" style:family="table-cell">
      <style:table-cell-properties style:vertical-align="middle" fo:padding="0.0278in" fo:border-left="0.75pt solid #000000" fo:border-right="1pt solid #000000" fo:border-top="1pt solid #000000" fo:border-bottom="1pt solid #000000"/>
    </style:style>
    <style:style style:name="Table8.B9" style:family="table-cell">
      <style:table-cell-properties style:vertical-align="" fo:padding="0.0694in" fo:border="1pt solid #000000"/>
    </style:style>
    <style:style style:name="Table8.A10" style:family="table-cell">
      <style:table-cell-properties style:vertical-align="" fo:padding="0.0694in" fo:border="1pt solid #000000"/>
    </style:style>
    <style:style style:name="Table8.B10" style:family="table-cell">
      <style:table-cell-properties style:vertical-align="" fo:padding="0.0694in" fo:border="1pt solid #000000"/>
    </style:style>
    <style:style style:name="Table8.A11" style:family="table-cell">
      <style:table-cell-properties style:vertical-align="" fo:padding="0.0694in" fo:border="1pt solid #000000"/>
    </style:style>
    <style:style style:name="Table8.B11" style:family="table-cell">
      <style:table-cell-properties style:vertical-align="" fo:padding="0.0694in" fo:border="1pt solid #000000"/>
    </style:style>
    <style:style style:name="Table8.A12" style:family="table-cell">
      <style:table-cell-properties style:vertical-align="" fo:padding="0.0694in" fo:border="1pt solid #000000"/>
    </style:style>
    <style:style style:name="Table8.B12" style:family="table-cell">
      <style:table-cell-properties style:vertical-align="" fo:padding="0.0694in" fo:border="1pt solid #000000"/>
    </style:style>
    <style:style style:name="Table8.A13" style:family="table-cell">
      <style:table-cell-properties style:vertical-align="" fo:padding="0.0694in" fo:border="1pt solid #000000"/>
    </style:style>
    <style:style style:name="Table8.B13" style:family="table-cell">
      <style:table-cell-properties style:vertical-align="" fo:padding="0.0694in" fo:border="1pt solid #000000"/>
    </style:style>
    <style:style style:name="Table8.A14" style:family="table-cell">
      <style:table-cell-properties style:vertical-align="" fo:padding="0.0694in" fo:border="1pt solid #000000"/>
    </style:style>
    <style:style style:name="Table8.B14" style:family="table-cell">
      <style:table-cell-properties style:vertical-align="" fo:padding="0.0694in" fo:border="1pt solid #000000"/>
    </style:style>
    <style:style style:name="Table8.A15" style:family="table-cell">
      <style:table-cell-properties style:vertical-align="" fo:padding="0.0694in" fo:border="1pt solid #000000"/>
    </style:style>
    <style:style style:name="Table8.B15" style:family="table-cell">
      <style:table-cell-properties style:vertical-align="" fo:padding="0.0694in" fo:border="1pt solid #000000"/>
    </style:style>
    <style:style style:name="Table8.A16" style:family="table-cell">
      <style:table-cell-properties style:vertical-align="" fo:padding="0.0694in" fo:border="1pt solid #000000"/>
    </style:style>
    <style:style style:name="Table8.B16" style:family="table-cell">
      <style:table-cell-properties style:vertical-align="" fo:padding="0.0694in" fo:border="1pt solid #000000"/>
    </style:style>
    <style:style style:name="Table11" style:family="table">
      <style:table-properties style:width="6.2701in" fo:margin-left="0in" fo:margin-top="0in" fo:margin-bottom="0in" table:align="left"/>
    </style:style>
    <style:style style:name="Table11.A" style:family="table-column">
      <style:table-column-properties style:column-width="3.1347in"/>
    </style:style>
    <style:style style:name="Table11.1" style:family="table-row">
      <style:table-row-properties fo:keep-together="auto"/>
    </style:style>
    <style:style style:name="Table11.A1" style:family="table-cell">
      <style:table-cell-properties style:vertical-align="" fo:background-color="#f9cb9c" fo:padding="0.0694in" fo:border="1pt solid #000000">
        <style:background-image/>
      </style:table-cell-properties>
    </style:style>
    <style:style style:name="Table11.2" style:family="table-row">
      <style:table-row-properties style:min-row-height="0.4681in" fo:keep-together="auto"/>
    </style:style>
    <style:style style:name="Table11.A2"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1.B5" style:family="table-cell">
      <style:table-cell-properties style:vertical-align="" fo:padding="0.0694in" fo:border="1pt solid #000000"/>
    </style:style>
    <style:style style:name="Table11.A6" style:family="table-cell">
      <style:table-cell-properties style:vertical-align="" fo:padding="0.0694in" fo:border="1pt solid #000000"/>
    </style:style>
    <style:style style:name="Table11.B6" style:family="table-cell">
      <style:table-cell-properties style:vertical-align="" fo:padding="0.0694in" fo:border="1pt solid #000000"/>
    </style:style>
    <style:style style:name="Table11.A7" style:family="table-cell">
      <style:table-cell-properties style:vertical-align="middle" fo:padding="0.0278in" fo:border-left="0.75pt solid #000000" fo:border-right="1pt solid #000000" fo:border-top="0.75pt solid #000000" fo:border-bottom="1pt solid #000000"/>
    </style:style>
    <style:style style:name="Table11.B7" style:family="table-cell">
      <style:table-cell-properties style:vertical-align="" fo:padding="0.0694in" fo:border="1pt solid #000000"/>
    </style:style>
    <style:style style:name="Table11.A8" style:family="table-cell">
      <style:table-cell-properties style:vertical-align="" fo:padding="0.0694in" fo:border="1pt solid #000000"/>
    </style:style>
    <style:style style:name="Table11.B8" style:family="table-cell">
      <style:table-cell-properties style:vertical-align="" fo:padding="0.0694in" fo:border="1pt solid #000000"/>
    </style:style>
    <style:style style:name="Table11.A9" style:family="table-cell">
      <style:table-cell-properties style:vertical-align="middle" fo:padding="0.0278in" fo:border-left="0.75pt solid #000000" fo:border-right="1pt solid #000000" fo:border-top="1pt solid #000000" fo:border-bottom="1pt solid #000000"/>
    </style:style>
    <style:style style:name="Table11.B9" style:family="table-cell">
      <style:table-cell-properties style:vertical-align="" fo:padding="0.0694in" fo:border="1pt solid #000000"/>
    </style:style>
    <style:style style:name="Table11.A10" style:family="table-cell">
      <style:table-cell-properties style:vertical-align="" fo:padding="0.0694in" fo:border="1pt solid #000000"/>
    </style:style>
    <style:style style:name="Table11.B10" style:family="table-cell">
      <style:table-cell-properties style:vertical-align="" fo:padding="0.0694in" fo:border="1pt solid #000000"/>
    </style:style>
    <style:style style:name="Table11.A11" style:family="table-cell">
      <style:table-cell-properties style:vertical-align="" fo:padding="0.0694in" fo:border="1pt solid #000000"/>
    </style:style>
    <style:style style:name="Table11.B11" style:family="table-cell">
      <style:table-cell-properties style:vertical-align="" fo:padding="0.0694in" fo:border="1pt solid #000000"/>
    </style:style>
    <style:style style:name="Table11.A12" style:family="table-cell">
      <style:table-cell-properties style:vertical-align="" fo:padding="0.0694in" fo:border="1pt solid #000000"/>
    </style:style>
    <style:style style:name="Table11.B12" style:family="table-cell">
      <style:table-cell-properties style:vertical-align="" fo:padding="0.0694in" fo:border="1pt solid #000000"/>
    </style:style>
    <style:style style:name="Table11.A13" style:family="table-cell">
      <style:table-cell-properties style:vertical-align="" fo:padding="0.0694in" fo:border="1pt solid #000000"/>
    </style:style>
    <style:style style:name="Table11.B13" style:family="table-cell">
      <style:table-cell-properties style:vertical-align="" fo:background-color="#ffffff" fo:padding="0.0694in" fo:border="1pt solid #000000">
        <style:background-image/>
      </style:table-cell-properties>
    </style:style>
    <style:style style:name="Table11.A14" style:family="table-cell">
      <style:table-cell-properties style:vertical-align="" fo:padding="0.0694in" fo:border="1pt solid #000000"/>
    </style:style>
    <style:style style:name="Table11.A15" style:family="table-cell">
      <style:table-cell-properties style:vertical-align="" fo:padding="0.0694in" fo:border="1pt solid #000000"/>
    </style:style>
    <style:style style:name="Table11.A16" style:family="table-cell">
      <style:table-cell-properties style:vertical-align="" fo:padding="0.0694in" fo:border="1pt solid #000000"/>
    </style:style>
    <style:style style:name="Table11.A17" style:family="table-cell">
      <style:table-cell-properties style:vertical-align="" fo:background-color="#f6b26b" fo:padding="0.0694in" fo:border="1pt solid #000000">
        <style:background-image/>
      </style:table-cell-properties>
    </style:style>
    <style:style style:name="Table12" style:family="table">
      <style:table-properties style:width="9.6042in" fo:margin-left="-0.0313in" fo:margin-top="0in" fo:margin-bottom="0in" table:align="left"/>
    </style:style>
    <style:style style:name="Table12.A" style:family="table-column">
      <style:table-column-properties style:column-width="1.2493in"/>
    </style:style>
    <style:style style:name="Table12.B" style:family="table-column">
      <style:table-column-properties style:column-width="2.2701in"/>
    </style:style>
    <style:style style:name="Table12.C" style:family="table-column">
      <style:table-column-properties style:column-width="0.8854in"/>
    </style:style>
    <style:style style:name="Table12.D" style:family="table-column">
      <style:table-column-properties style:column-width="1.0319in"/>
    </style:style>
    <style:style style:name="Table12.E" style:family="table-column">
      <style:table-column-properties style:column-width="1.0833in"/>
    </style:style>
    <style:style style:name="Table12.F" style:family="table-column">
      <style:table-column-properties style:column-width="2.1146in"/>
    </style:style>
    <style:style style:name="Table12.G" style:family="table-column">
      <style:table-column-properties style:column-width="0.9688in"/>
    </style:style>
    <style:style style:name="Table12.1" style:family="table-row">
      <style:table-row-properties fo:keep-together="auto"/>
    </style:style>
    <style:style style:name="Table12.A1" style:family="table-cell">
      <style:table-cell-properties style:vertical-align="middle" fo:background-color="#f6b26b" fo:padding="0.0694in" fo:border="1pt solid #000000">
        <style:background-image/>
      </style:table-cell-properties>
    </style:style>
    <style:style style:name="Table12.A2" style:family="table-cell">
      <style:table-cell-properties style:vertical-align="middle" fo:padding="0.0694in" fo:border="1pt solid #000000"/>
    </style:style>
    <style:style style:name="Table12.B2" style:family="table-cell">
      <style:table-cell-properties style:vertical-align="" fo:padding="0.0694in" fo:border="1pt solid #000000"/>
    </style:style>
    <style:style style:name="Table12.C2" style:family="table-cell">
      <style:table-cell-properties style:vertical-align="middle" fo:padding="0.0694in" fo:border="1pt solid #000000"/>
    </style:style>
    <style:style style:name="Table12.D2" style:family="table-cell">
      <style:table-cell-properties style:vertical-align="middle" fo:padding="0.0694in" fo:border="1pt solid #000000"/>
    </style:style>
    <style:style style:name="Table12.E2" style:family="table-cell">
      <style:table-cell-properties style:vertical-align="middle" fo:padding="0.0694in" fo:border="1pt solid #000000"/>
    </style:style>
    <style:style style:name="Table12.F2" style:family="table-cell">
      <style:table-cell-properties style:vertical-align="" fo:padding="0.0694in" fo:border="1pt solid #000000"/>
    </style:style>
    <style:style style:name="Table12.G2" style:family="table-cell">
      <style:table-cell-properties style:vertical-align="middle" fo:padding="0.0694in" fo:border="1pt solid #000000"/>
    </style:style>
    <style:style style:name="Table12.A3" style:family="table-cell">
      <style:table-cell-properties style:vertical-align="middle" fo:padding="0.0694in" fo:border="1pt solid #000000"/>
    </style:style>
    <style:style style:name="Table12.B3" style:family="table-cell">
      <style:table-cell-properties style:vertical-align="" fo:padding="0.0694in" fo:border="1pt solid #000000"/>
    </style:style>
    <style:style style:name="Table12.C3" style:family="table-cell">
      <style:table-cell-properties style:vertical-align="middle" fo:padding="0.0694in" fo:border="1pt solid #000000"/>
    </style:style>
    <style:style style:name="Table12.D3" style:family="table-cell">
      <style:table-cell-properties style:vertical-align="middle" fo:padding="0.0694in" fo:border="1pt solid #000000"/>
    </style:style>
    <style:style style:name="Table12.E3" style:family="table-cell">
      <style:table-cell-properties style:vertical-align="middle" fo:padding="0.0694in" fo:border="1pt solid #000000"/>
    </style:style>
    <style:style style:name="Table12.F3" style:family="table-cell">
      <style:table-cell-properties style:vertical-align="" fo:padding="0.0694in" fo:border="1pt solid #000000"/>
    </style:style>
    <style:style style:name="Table12.G3" style:family="table-cell">
      <style:table-cell-properties style:vertical-align="middle" fo:padding="0.0694in" fo:border="1pt solid #000000"/>
    </style:style>
    <style:style style:name="Table12.A4" style:family="table-cell">
      <style:table-cell-properties style:vertical-align="middle" fo:padding="0.0694in" fo:border="1pt solid #000000"/>
    </style:style>
    <style:style style:name="Table12.B4" style:family="table-cell">
      <style:table-cell-properties style:vertical-align="" fo:padding="0.0694in" fo:border="1pt solid #000000"/>
    </style:style>
    <style:style style:name="Table12.C4" style:family="table-cell">
      <style:table-cell-properties style:vertical-align="middle" fo:padding="0.0694in" fo:border="1pt solid #000000"/>
    </style:style>
    <style:style style:name="Table12.D4" style:family="table-cell">
      <style:table-cell-properties style:vertical-align="middle" fo:padding="0.0694in" fo:border="1pt solid #000000"/>
    </style:style>
    <style:style style:name="Table12.E4" style:family="table-cell">
      <style:table-cell-properties style:vertical-align="middle" fo:padding="0.0694in" fo:border="1pt solid #000000"/>
    </style:style>
    <style:style style:name="Table12.F4" style:family="table-cell">
      <style:table-cell-properties style:vertical-align="" fo:padding="0.0694in" fo:border="1pt solid #000000"/>
    </style:style>
    <style:style style:name="Table12.G4" style:family="table-cell">
      <style:table-cell-properties style:vertical-align="middle" fo:padding="0.0694in" fo:border="1pt solid #000000"/>
    </style:style>
    <style:style style:name="Table12.A5" style:family="table-cell">
      <style:table-cell-properties style:vertical-align="middle" fo:padding="0.0694in" fo:border="1pt solid #000000"/>
    </style:style>
    <style:style style:name="Table12.B5" style:family="table-cell">
      <style:table-cell-properties style:vertical-align="" fo:padding="0.0694in" fo:border="1pt solid #000000"/>
    </style:style>
    <style:style style:name="Table12.C5" style:family="table-cell">
      <style:table-cell-properties style:vertical-align="middle" fo:padding="0.0694in" fo:border="1pt solid #000000"/>
    </style:style>
    <style:style style:name="Table12.D5" style:family="table-cell">
      <style:table-cell-properties style:vertical-align="middle" fo:padding="0.0694in" fo:border="1pt solid #000000"/>
    </style:style>
    <style:style style:name="Table12.E5" style:family="table-cell">
      <style:table-cell-properties style:vertical-align="middle" fo:padding="0.0694in" fo:border="1pt solid #000000"/>
    </style:style>
    <style:style style:name="Table12.F5" style:family="table-cell">
      <style:table-cell-properties style:vertical-align="" fo:padding="0.0694in" fo:border="1pt solid #000000"/>
    </style:style>
    <style:style style:name="Table12.G5" style:family="table-cell">
      <style:table-cell-properties style:vertical-align="middle" fo:padding="0.0694in" fo:border="1pt solid #000000"/>
    </style:style>
    <style:style style:name="P1" style:family="paragraph" style:parent-style-name="Standard">
      <style:text-properties fo:font-size="1pt" style:font-size-asian="1pt" style:font-size-complex="1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5"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fo:line-height="100%" fo:text-align="center" style:justify-single-word="false"/>
    </style:style>
    <style:style style:name="P9" style:family="paragraph" style:parent-style-name="Standard">
      <style:paragraph-properties fo:margin-top="0in" fo:margin-bottom="0in" loext:contextual-spacing="false" fo:line-height="100%" fo:text-align="center" style:justify-single-word="false" fo:orphans="0" fo:widows="0"/>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fo:text-align="center" style:justify-single-word="false"/>
    </style:style>
    <style:style style:name="P12" style:family="paragraph" style:parent-style-name="Standard">
      <style:paragraph-properties fo:margin-top="0in" fo:margin-bottom="0in" loext:contextual-spacing="false" fo:line-height="100%" fo:text-align="center" style:justify-single-word="false"/>
    </style:style>
    <style:style style:name="P13" style:family="paragraph" style:parent-style-name="Standard">
      <style:paragraph-properties fo:margin-top="0in" fo:margin-bottom="0in" loext:contextual-spacing="false" fo:line-height="100%" fo:text-align="start" style:justify-single-word="false" fo:orphans="0" fo:widows="0"/>
    </style:style>
    <style:style style:name="P14" style:family="paragraph" style:parent-style-name="Standard">
      <style:paragraph-properties fo:margin-top="0in" fo:margin-bottom="0in" loext:contextual-spacing="false" fo:line-height="100%" fo:text-align="end" style:justify-single-word="false"/>
    </style:style>
    <style:style style:name="P15" style:family="paragraph" style:parent-style-name="Standard">
      <style:paragraph-properties fo:margin-top="0in" fo:margin-bottom="0in" loext:contextual-spacing="false" fo:line-height="100%" fo:text-align="end" style:justify-single-word="false" fo:orphans="0" fo:widows="0"/>
    </style:style>
    <style:style style:name="P16" style:family="paragraph" style:parent-style-name="Standard">
      <style:paragraph-properties fo:margin-top="0in" fo:margin-bottom="0.111in" loext:contextual-spacing="false" fo:line-height="100%"/>
    </style:style>
    <style:style style:name="P17" style:family="paragraph" style:parent-style-name="Standard">
      <style:paragraph-properties fo:margin-left="0in" fo:margin-right="0in" fo:margin-top="0.0555in" fo:margin-bottom="0.111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2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top="0in" fo:margin-bottom="0.1665in" loext:contextual-spacing="false" fo:line-height="100%" fo:text-align="start" style:justify-single-word="false" fo:orphans="0" fo:widows="0"/>
    </style:style>
    <style:style style:name="P23" style:family="paragraph" style:parent-style-name="Standard" style:master-page-name="First_20_Page">
      <style:paragraph-properties style:page-number="auto"/>
      <style:text-properties fo:font-size="1pt" style:font-size-asian="1pt" style:font-size-complex="1pt"/>
    </style:style>
    <style:style style:name="P24" style:family="paragraph" style:parent-style-name="Heading_20_2">
      <style:paragraph-properties fo:break-before="page"/>
    </style:style>
    <style:style style:name="P25" style:family="paragraph" style:parent-style-name="Heading_20_1">
      <style:paragraph-properties fo:break-before="page"/>
    </style:style>
    <style:style style:name="P26" style:family="paragraph" style:parent-style-name="Heading_20_1" style:master-page-name="Converted1">
      <style:paragraph-properties style:page-number="auto"/>
    </style:style>
    <style:style style:name="P27" style:family="paragraph" style:parent-style-name="Subtitle">
      <style:paragraph-properties fo:padding-left="0in" fo:padding-right="0in" fo:padding-top="0.028in" fo:padding-bottom="0in" fo:border-left="none" fo:border-right="none" fo:border-top="0.99pt solid #666666" fo:border-bottom="none"/>
    </style:style>
    <style:style style:name="P28" style:family="paragraph">
      <style:paragraph-properties fo:text-align="start"/>
    </style:style>
    <style:style style:name="T1" style:family="text">
      <style:text-properties style:font-name="Alegreya" fo:font-weight="bold" style:font-name-asian="Alegreya1" style:font-weight-asian="bold" style:font-name-complex="Alegreya1"/>
    </style:style>
    <style:style style:name="T2" style:family="text">
      <style:text-properties style:font-name="Alegreya" style:font-name-asian="Alegreya1" style:font-name-complex="Alegreya1"/>
    </style:style>
    <style:style style:name="T3" style:family="text">
      <style:text-properties style:font-name="Alegreya" fo:font-size="9pt" style:font-name-asian="Alegreya1" style:font-size-asian="9pt" style:font-name-complex="Alegreya1" style:font-size-complex="9pt"/>
    </style:style>
    <style:style style:name="T4" style:family="text">
      <style:text-properties style:font-name="Alegreya" fo:font-size="8pt" style:font-name-asian="Alegreya1" style:font-size-asian="8pt" style:font-name-complex="Alegreya1" style:font-size-complex="8pt"/>
    </style:style>
    <style:style style:name="T5" style:family="text">
      <style:text-properties style:font-name="Montserrat" fo:font-size="16pt" fo:font-weight="bold" style:font-name-asian="Montserrat1" style:font-size-asian="16pt" style:font-weight-asian="bold" style:font-name-complex="Montserrat1" style:font-size-complex="16pt"/>
    </style:style>
    <style:style style:name="T6" style:family="text">
      <style:text-properties style:font-name="Montserrat" style:font-name-asian="Montserrat1" style:font-name-complex="Montserrat1"/>
    </style:style>
    <style:style style:name="T7" style:family="text">
      <style:text-properties style:font-name="Montserrat" fo:font-size="10pt" style:font-name-asian="Montserrat1" style:font-size-asian="10pt" style:font-name-complex="Montserrat1" style:font-size-complex="10pt"/>
    </style:style>
    <style:style style:name="T8" style:family="text">
      <style:text-properties fo:font-variant="normal" fo:text-transform="none" fo:color="#000000" style:text-line-through-style="none" style:text-line-through-type="none" style:text-position="0% 100%" style:font-name="Alegreya" fo:font-size="11pt" fo:font-style="normal" style:text-underline-style="none" fo:font-weight="bold" style:font-name-asian="Alegreya1" style:font-size-asian="11pt" style:font-style-asian="normal" style:font-weight-asian="bold" style:font-name-complex="Alegreya1" style:font-size-complex="11pt"/>
    </style:style>
    <style:style style:name="T9" style:family="text">
      <style:text-properties fo:font-variant="normal" fo:text-transform="none" fo:color="#000000" style:text-line-through-style="none" style:text-line-through-type="none" style:text-position="0% 100%" style:font-name="Alegreya" fo:font-size="11pt" fo:font-style="normal" style:text-underline-style="none" fo:font-weight="normal" style:font-name-asian="Alegreya1" style:font-size-asian="11pt" style:font-style-asian="normal" style:font-weight-asian="normal" style:font-name-complex="Alegreya1" style:font-size-complex="11pt"/>
    </style:style>
    <style:style style:name="T10" style:family="text">
      <style:text-properties fo:font-weight="bold" style:font-weight-asian="bold"/>
    </style:style>
    <style:style style:name="T11" style:family="text">
      <style:text-properties fo:font-weight="normal" style:font-weight-asian="normal"/>
    </style:style>
    <style:style style:name="T12" style:family="text">
      <style:text-properties fo:font-size="10pt" style:font-size-asian="10pt" style:font-size-complex="10pt"/>
    </style:style>
    <style:style style:name="T13" style:family="text">
      <style:text-properties fo:font-size="12pt" fo:font-weight="bold" style:font-size-asian="12pt" style:font-weight-asian="bold" style:font-size-complex="12pt"/>
    </style:style>
    <style:style style:name="T14" style:family="text">
      <style:text-properties fo:font-size="9pt" style:font-size-asian="9pt" style:font-size-complex="9pt"/>
    </style:style>
    <style:style style:name="Sect1" style:family="section">
      <style:section-properties style:editable="false">
        <style:columns fo:column-count="1" fo:column-gap="0in"/>
      </style:section-properties>
    </style:style>
    <style:style style:name="gr1" style:family="graphic">
      <style:graphic-properties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ombobox form:name="Combo Box 1" form:control-implementation="ooo:com.sun.star.form.component.ComboBox" xml:id="control1" form:id="control1" form:dropdown="true" form:current-value="Técnico" form:value="Técnic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Interesados"/>
            <form:item form:label="Técnico"/>
            <form:item form:label="Conflicto"/>
          </form:combobox>
          <form:combobox form:name="Combo Box 2" form:control-implementation="ooo:com.sun.star.form.component.ComboBox" xml:id="control2" form:id="control2" form:dropdown="true" form:current-value="Media" form:value="Media"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rítica"/>
            <form:item form:label="Alta"/>
            <form:item form:label="Media"/>
            <form:item form:label="Baja"/>
          </form:combobox>
          <form:combobox form:name="Combo Box 3" form:control-implementation="ooo:com.sun.star.form.component.ComboBox" xml:id="control3" form:id="control3" form:dropdown="true" form:current-value="Completo" form:value="Complet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En curso"/>
            <form:item form:label="Completo"/>
          </form:combobox>
          <form:combobox form:name="Combo Box 4" form:control-implementation="ooo:com.sun.star.form.component.ComboBox" xml:id="control4" form:id="control4" form:dropdown="true" form:current-value="Interesados" form:value="Interesado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Interesados"/>
            <form:item form:label="Técnico"/>
            <form:item form:label="Conflicto"/>
          </form:combobox>
          <form:combobox form:name="Combo Box 5" form:control-implementation="ooo:com.sun.star.form.component.ComboBox" xml:id="control5" form:id="control5" form:dropdown="true" form:current-value="Crítica" form:value="Crítica"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rítica"/>
            <form:item form:label="Alta"/>
            <form:item form:label="Media"/>
            <form:item form:label="Baja"/>
          </form:combobox>
          <form:combobox form:name="Combo Box 6" form:control-implementation="ooo:com.sun.star.form.component.ComboBox" xml:id="control6" form:id="control6" form:dropdown="true" form:current-value="Completo" form:value="Complet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En curso"/>
            <form:item form:label="Completo"/>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oft-page-break/></text:p>
      <table:table table:name="Table1" table:style-name="Table1">
        <table:table-column table:style-name="Table1.A"/>
        <table:table-column table:style-name="Table1.B"/>
        <table:table-row table:style-name="Table1.1">
          <table:table-cell table:style-name="Table1.A1" table:number-rows-spanned="2" office:value-type="str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cell table:style-name="Table1.B1" office:value-type="string">
            <text:p text:style-name="Title"><text:bookmark text:name="_ly3kra6qk4bk"/>INFORME DE DESEMPEÑO ITERACIÓN 2</text:p>
            <text:p text:style-name="P27"><text:bookmark text:name="_nt0dc67qkce5"/>ACME WEDDING</text:p>
          </table:table-cell>
        </table:table-row>
        <table:table-row table:style-name="Table1.2">
          <table:covered-table-cell/>
          <table:table-cell table:style-name="Table1.B2" office:value-type="string">
            <text:p text:style-name="P2"><text:span text:style-name="T1">Grupo: </text:span><text:span text:style-name="T2">3.7</text:span></text:p>
            <text:p text:style-name="P2"><text:span text:style-name="T1">Miembros:</text:span></text:p>
            <text:p text:style-name="P5"><text:span text:style-name="T2">Jaime Borrego Conde</text:span></text:p>
            <text:p text:style-name="P5"><text:span text:style-name="T2">Antonio Campos Gil</text:span></text:p>
            <text:p text:style-name="P5"><text:span text:style-name="T2">Gonzalo Martínez Fernández</text:span></text:p>
            <text:p text:style-name="P5"><text:span text:style-name="T2">Marta Reyes López</text:span></text:p>
            <text:p text:style-name="P5"><text:span text:style-name="T2">Alejandro Sánchez Mayorga</text:span></text:p>
            <text:p text:style-name="P7"><text:span text:style-name="T1">Fecha: </text:span>19/11/2022</text:p>
            <text:p text:style-name="P2"><text:span text:style-name="T1">Patrocinador:</text:span></text:p>
            <text:p text:style-name="P5"><text:span text:style-name="T2">José González Enríquez</text:span></text:p>
          </table:table-cell>
        </table:table-row>
      </table:table>
      <text:p text:style-name="P16"><text:span text:style-name="T5">Tabla de conteni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gfzn5yvhqvvy" text:style-name="Index_20_Link" text:visited-style-name="Index_20_Link"><text:span text:style-name="T8">Tabla de versiones</text:span></text:a><text:span text:style-name="T8"><text:tab/>2</text:span></text:p>
          <text:p text:style-name="P18"><text:a xlink:type="simple" xlink:href="#_fvkiqkkv3odk" text:style-name="Index_20_Link" text:visited-style-name="Index_20_Link"><text:span text:style-name="T8">Actividades</text:span></text:a><text:span text:style-name="T8"><text:tab/>3</text:span></text:p>
          <text:p text:style-name="P20"><text:a xlink:type="simple" xlink:href="#_xmqyyfhnsxnr" text:style-name="Index_20_Link" text:visited-style-name="Index_20_Link"><text:span text:style-name="T9">Actividades planificadas para este hito</text:span></text:a><text:span text:style-name="T9"><text:tab/>3</text:span></text:p>
          <text:p text:style-name="P20"><text:a xlink:type="simple" xlink:href="#_bwvt2ngg0u1n" text:style-name="Index_20_Link" text:visited-style-name="Index_20_Link"><text:span text:style-name="T9">Actividades completadas para este hito</text:span></text:a><text:span text:style-name="T9"><text:tab/>4</text:span></text:p>
          <text:p text:style-name="P20"><text:a xlink:type="simple" xlink:href="#_z8avm15rcx4x" text:style-name="Index_20_Link" text:visited-style-name="Index_20_Link"><text:span text:style-name="T9">Actividades planeadas pero no completadas</text:span></text:a><text:span text:style-name="T9"><text:tab/>4</text:span></text:p>
          <text:p text:style-name="P20"><text:a xlink:type="simple" xlink:href="#_aglkgs4gtve7" text:style-name="Index_20_Link" text:visited-style-name="Index_20_Link"><text:span text:style-name="T9">Principal causa en la variación de las actividades</text:span></text:a><text:span text:style-name="T9"><text:tab/>4</text:span></text:p>
          <text:p text:style-name="P18"><text:a xlink:type="simple" xlink:href="#_qctgoh6jy9cn" text:style-name="Index_20_Link" text:visited-style-name="Index_20_Link"><text:span text:style-name="T10">Fondos</text:span></text:a><text:span text:style-name="T10"><text:tab/>5</text:span></text:p>
          <text:p text:style-name="P20"><text:a xlink:type="simple" xlink:href="#_uqs7yorxvgmw" text:style-name="Index_20_Link" text:visited-style-name="Index_20_Link"><text:span text:style-name="T9">Fondos que se planean gastar en este hito</text:span></text:a><text:span text:style-name="T9"><text:tab/>5</text:span></text:p>
          <text:p text:style-name="P20"><text:a xlink:type="simple" xlink:href="#_52a0c7sqxcpj" text:style-name="Index_20_Link" text:visited-style-name="Index_20_Link"><text:span text:style-name="T9">Fondos gastados en este hito</text:span></text:a><text:span text:style-name="T9"><text:tab/>6</text:span></text:p>
          <text:p text:style-name="P20"><text:a xlink:type="simple" xlink:href="#_67qdwdavnr3j" text:style-name="Index_20_Link" text:visited-style-name="Index_20_Link"><text:span text:style-name="T9">Principal causa en la variación de costes</text:span></text:a><text:span text:style-name="T9"><text:tab/>6</text:span></text:p>
          <text:p text:style-name="P18"><text:a xlink:type="simple" xlink:href="#_49kmsago76ft" text:style-name="Index_20_Link" text:visited-style-name="Index_20_Link"><text:span text:style-name="T10">Calidad</text:span></text:a><text:span text:style-name="T10"><text:tab/>7</text:span></text:p>
          <text:p text:style-name="P20"><text:a xlink:type="simple" xlink:href="#_977nnaccv2eh" text:style-name="Index_20_Link" text:visited-style-name="Index_20_Link"><text:span text:style-name="T9">Variaciones de calidad identificadas</text:span></text:a><text:span text:style-name="T9"><text:tab/>7</text:span></text:p>
          <text:p text:style-name="P18"><text:a xlink:type="simple" xlink:href="#_kvlyjq28nl8l" text:style-name="Index_20_Link" text:visited-style-name="Index_20_Link"><text:span text:style-name="T8">Acciones correctivas o preventivas previstas</text:span></text:a><text:span text:style-name="T8"><text:tab/>7</text:span></text:p>
          <text:p text:style-name="P18"><text:a xlink:type="simple" xlink:href="#_887gbsmhm0kb" text:style-name="Index_20_Link" text:visited-style-name="Index_20_Link"><text:span text:style-name="T8">Futuro</text:span></text:a><text:span text:style-name="T8"><text:tab/>7</text:span></text:p>
          <text:p text:style-name="P20"><text:a xlink:type="simple" xlink:href="#_90q6576pus6j" text:style-name="Index_20_Link" text:visited-style-name="Index_20_Link"><text:span text:style-name="T9">Actividades planeadas para el siguiente hito</text:span></text:a><text:span text:style-name="T9"><text:tab/>7</text:span></text:p>
          <text:p text:style-name="P20"><text:a xlink:type="simple" xlink:href="#_8luopr2wc3nc" text:style-name="Index_20_Link" text:visited-style-name="Index_20_Link">Costes planeados para el siguiente hito</text:a><text:tab/>8</text:p>
          <text:p text:style-name="P18"><text:soft-page-break/><text:a xlink:type="simple" xlink:href="#_3ut61maf6pac" text:style-name="Index_20_Link" text:visited-style-name="Index_20_Link"><text:span text:style-name="T8">Nuevos riesgos identificados</text:span></text:a><text:span text:style-name="T8"><text:tab/>9</text:span></text:p>
          <text:p text:style-name="P19"><text:a xlink:type="simple" xlink:href="#_m2oh3hq2xufz" text:style-name="Index_20_Link" text:visited-style-name="Index_20_Link"><text:span text:style-name="T8">Nuevas incidencias identificadas</text:span></text:a><text:span text:style-name="T8"><text:tab/>9</text:span></text:p>
        </text:index-body>
      </text:table-of-content>
      <text:p text:style-name="Standard"/>
      <text:p text:style-name="P25"><text:bookmark text:name="_gfzn5yvhqvvy"/>Tabla de version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text:span text:style-name="T6">Versión</text:span></text:p>
          </table:table-cell>
          <table:table-cell table:style-name="Table2.A1" office:value-type="string">
            <text:p text:style-name="P3"><text:span text:style-name="T6">Fecha</text:span></text:p>
          </table:table-cell>
          <table:table-cell table:style-name="Table2.A1" office:value-type="string">
            <text:p text:style-name="P3"><text:span text:style-name="T6">Descripción</text:span></text:p>
          </table:table-cell>
          <table:table-cell table:style-name="Table2.A1" office:value-type="string">
            <text:p text:style-name="P3"><text:span text:style-name="T6">Encargados</text:span></text:p>
          </table:table-cell>
        </table:table-row>
        <table:table-row table:style-name="Table2.1">
          <table:table-cell table:style-name="Table2.A2" office:value-type="string">
            <text:p text:style-name="P3">0.1</text:p>
          </table:table-cell>
          <table:table-cell table:style-name="Table2.B2" office:value-type="string">
            <text:p text:style-name="P3">26 nov 2022</text:p>
          </table:table-cell>
          <table:table-cell table:style-name="Table2.C2" office:value-type="string">
            <text:p text:style-name="P2">Creación del documento</text:p>
          </table:table-cell>
          <table:table-cell table:style-name="Table2.D2" office:value-type="string">
            <text:p text:style-name="P2">Gonzalo Martínez Fernández</text:p>
          </table:table-cell>
        </table:table-row>
        <table:table-row table:style-name="Table2.1">
          <table:table-cell table:style-name="Table2.A3" office:value-type="string">
            <text:p text:style-name="P3">0.2</text:p>
          </table:table-cell>
          <table:table-cell table:style-name="Table2.B3" office:value-type="string">
            <text:p text:style-name="P9">26 nov 2022</text:p>
          </table:table-cell>
          <table:table-cell table:style-name="Table2.C3" office:value-type="string">
            <text:p text:style-name="P2">Realización del informe</text:p>
          </table:table-cell>
          <table:table-cell table:style-name="Table2.D3" office:value-type="string">
            <text:p text:style-name="P2">Marta Reyes López</text:p>
          </table:table-cell>
        </table:table-row>
        <table:table-row table:style-name="Table2.1">
          <table:table-cell table:style-name="Table2.A4" office:value-type="string">
            <text:p text:style-name="P3">0.3</text:p>
          </table:table-cell>
          <table:table-cell table:style-name="Table2.B4" office:value-type="string">
            <text:p text:style-name="P9">27 nov 2022</text:p>
          </table:table-cell>
          <table:table-cell table:style-name="Table2.C4" office:value-type="string">
            <text:p text:style-name="P2">Completados algunos apartados del informe</text:p>
          </table:table-cell>
          <table:table-cell table:style-name="Table2.D4" office:value-type="string">
            <text:p text:style-name="P13">Gonzalo Martínez Fernández</text:p>
            <text:p text:style-name="P13">Jaime Borrego Conde</text:p>
          </table:table-cell>
        </table:table-row>
      </table:table>
      <text:p text:style-name="Heading_20_3"><text:bookmark text:name="_zeiwymk4am4j"/></text:p>
      <text:p text:style-name="P25"><text:bookmark text:name="_fvkiqkkv3odk"/>Actividades</text:p>
      <text:p text:style-name="Heading_20_2"><text:bookmark text:name="_xmqyyfhnsxnr"/>Actividades planificadas para este hito</text:p>
      <table:table table:name="Table3" table:style-name="Table3">
        <table:table-column table:style-name="Table3.A" table:number-columns-repeated="2"/>
        <table:table-row table:style-name="Table3.1">
          <table:table-cell table:style-name="Table3.A1" office:value-type="string">
            <text:p text:style-name="P2"><text:span text:style-name="T10">Id</text:span></text:p>
          </table:table-cell>
          <table:table-cell table:style-name="Table3.A1" office:value-type="string">
            <text:p text:style-name="P2"><text:span text:style-name="T10">Actividad</text:span></text:p>
          </table:table-cell>
        </table:table-row>
        <table:table-row table:style-name="Table3.1">
          <table:table-cell table:style-name="Table3.A2" office:value-type="string">
            <text:p text:style-name="P13">GCl-1</text:p>
          </table:table-cell>
          <table:table-cell table:style-name="Table3.B2" office:value-type="string">
            <text:p text:style-name="P13">Registro de clientes.</text:p>
          </table:table-cell>
        </table:table-row>
        <table:table-row table:style-name="Table3.1">
          <table:table-cell table:style-name="Table3.A3" office:value-type="string">
            <text:p text:style-name="P13">GCl-2</text:p>
          </table:table-cell>
          <table:table-cell table:style-name="Table3.B3" office:value-type="string">
            <text:p text:style-name="P13">Gestión de clientes (métodos CRUD).</text:p>
          </table:table-cell>
        </table:table-row>
        <table:table-row table:style-name="Table3.1">
          <table:table-cell table:style-name="Table3.A4" office:value-type="string">
            <text:p text:style-name="P13">GCl-3</text:p>
          </table:table-cell>
          <table:table-cell table:style-name="Table3.B4" office:value-type="string">
            <text:p text:style-name="P13">Página de atención al cliente.</text:p>
          </table:table-cell>
        </table:table-row>
        <table:table-row table:style-name="Table3.5">
          <table:table-cell table:style-name="Table3.A5" office:value-type="string">
            <text:p text:style-name="P13">GCl-4</text:p>
          </table:table-cell>
          <table:table-cell table:style-name="Table3.B5" office:value-type="string">
            <text:p text:style-name="P13">Página para los términos del servicio (términos de uso).</text:p>
            <text:p text:style-name="P2"/>
          </table:table-cell>
        </table:table-row>
        <table:table-row table:style-name="Table3.1">
          <table:table-cell table:style-name="Table3.A6" office:value-type="string">
            <text:p text:style-name="P13">GCl-5</text:p>
          </table:table-cell>
          <table:table-cell table:style-name="Table3.B6" office:value-type="string">
            <text:p text:style-name="P13">Página para el aviso de privacidad</text:p>
          </table:table-cell>
        </table:table-row>
        <table:table-row table:style-name="Table3.1">
          <table:table-cell table:style-name="Table3.A7" office:value-type="string">
            <text:p text:style-name="P2"><text:s/>GCa-1</text:p>
          </table:table-cell>
          <table:table-cell table:style-name="Table3.B7" office:value-type="string">
            <text:p text:style-name="P13">Informes de Calidad.</text:p>
          </table:table-cell>
        </table:table-row>
        <table:table-row table:style-name="Table3.1">
          <table:table-cell table:style-name="Table3.A8" office:value-type="string">
            <text:p text:style-name="P2"><text:s/>IRI-2</text:p>
          </table:table-cell>
          <table:table-cell table:style-name="Table3.B8" office:value-type="string">
            <text:p text:style-name="P13">Monitorización de los entregables.</text:p>
          </table:table-cell>
        </table:table-row>
        <table:table-row table:style-name="Table3.1">
          <table:table-cell table:style-name="Table3.A9" office:value-type="string">
            <text:p text:style-name="P2">RD-1</text:p>
          </table:table-cell>
          <table:table-cell table:style-name="Table3.B9" office:value-type="string">
            <text:p text:style-name="P13">Seguimiento de las actividades asignadas</text:p>
          </table:table-cell>
        </table:table-row>
        <table:table-row table:style-name="Table3.1">
          <table:table-cell table:style-name="Table3.A10" office:value-type="string">
            <text:p text:style-name="P2">RD-2</text:p>
          </table:table-cell>
          <table:table-cell table:style-name="Table3.B10" office:value-type="string">
            <text:p text:style-name="P13"><text:s/>Monitorización de los entregables</text:p>
          </table:table-cell>
        </table:table-row>
        <table:table-row table:style-name="Table3.1">
          <table:table-cell table:style-name="Table3.A11" office:value-type="string">
            <text:p text:style-name="P2">IRI-3</text:p>
          </table:table-cell>
          <table:table-cell table:style-name="Table3.B11" office:value-type="string">
            <text:p text:style-name="P13">Análisis del informe de solicitudes de cambio</text:p>
          </table:table-cell>
        </table:table-row>
      </table:table>
      <text:p text:style-name="Standard"/>
      <text:p text:style-name="Heading_20_2"><text:bookmark text:name="_lbbixnxg1l9y"/></text:p>
      <text:p text:style-name="P24"><text:bookmark text:name="_bwvt2ngg0u1n"/>Actividades completadas para este hito</text:p>
      <table:table table:name="Table4" table:style-name="Table4">
        <table:table-column table:style-name="Table4.A" table:number-columns-repeated="2"/>
        <table:table-row table:style-name="Table4.1">
          <table:table-cell table:style-name="Table4.A1" office:value-type="string">
            <text:p text:style-name="P13"><text:span text:style-name="T10">Id</text:span></text:p>
          </table:table-cell>
          <table:table-cell table:style-name="Table4.A1" office:value-type="string">
            <text:p text:style-name="P13"><text:span text:style-name="T10">Actividad</text:span></text:p>
          </table:table-cell>
        </table:table-row>
        <table:table-row table:style-name="Table4.1">
          <table:table-cell table:style-name="Table4.A2" office:value-type="string">
            <text:p text:style-name="P13">GCl-1</text:p>
          </table:table-cell>
          <table:table-cell table:style-name="Table4.B2" office:value-type="string">
            <text:p text:style-name="P13">Registro de clientes.</text:p>
          </table:table-cell>
        </table:table-row>
        <table:table-row table:style-name="Table4.1">
          <table:table-cell table:style-name="Table4.A3" office:value-type="string">
            <text:p text:style-name="P13">GCl-2</text:p>
          </table:table-cell>
          <table:table-cell table:style-name="Table4.B3" office:value-type="string">
            <text:p text:style-name="P13">Gestión de clientes (métodos CRUD).</text:p>
          </table:table-cell>
        </table:table-row>
        <table:table-row table:style-name="Table4.1">
          <table:table-cell table:style-name="Table4.A4" office:value-type="string">
            <text:p text:style-name="P13">GCl-3</text:p>
          </table:table-cell>
          <table:table-cell table:style-name="Table4.B4" office:value-type="string">
            <text:p text:style-name="P13">Página de atención al cliente.</text:p>
          </table:table-cell>
        </table:table-row>
        <table:table-row table:style-name="Table4.1">
          <table:table-cell table:style-name="Table4.A5" office:value-type="string">
            <text:p text:style-name="P13">GCl-4</text:p>
          </table:table-cell>
          <table:table-cell table:style-name="Table4.B5" office:value-type="string">
            <text:p text:style-name="P13">Página para los términos del servicio (términos de uso).</text:p>
          </table:table-cell>
        </table:table-row>
        <table:table-row table:style-name="Table4.1">
          <table:table-cell table:style-name="Table4.A6" office:value-type="string">
            <text:p text:style-name="P13">GCl-5</text:p>
          </table:table-cell>
          <table:table-cell table:style-name="Table4.B6" office:value-type="string">
            <text:p text:style-name="P13">Página para el aviso de privacidad</text:p>
          </table:table-cell>
        </table:table-row>
        <table:table-row table:style-name="Table4.1">
          <table:table-cell table:style-name="Table4.A7" office:value-type="string">
            <text:p text:style-name="P13"><text:s/>GCa-1</text:p>
          </table:table-cell>
          <table:table-cell table:style-name="Table4.B7" office:value-type="string">
            <text:p text:style-name="P13">Informes de Calidad.</text:p>
          </table:table-cell>
        </table:table-row>
        <table:table-row table:style-name="Table4.1">
          <table:table-cell table:style-name="Table4.A8" office:value-type="string">
            <text:p text:style-name="P13"><text:s/>IRI-2</text:p>
          </table:table-cell>
          <table:table-cell table:style-name="Table4.B8" office:value-type="string">
            <text:p text:style-name="P13">Monitorización de los entregables.</text:p>
          </table:table-cell>
        </table:table-row>
        <table:table-row table:style-name="Table4.1">
          <table:table-cell table:style-name="Table4.A9" office:value-type="string">
            <text:p text:style-name="P13">RD-1</text:p>
          </table:table-cell>
          <table:table-cell table:style-name="Table4.B9" office:value-type="string">
            <text:p text:style-name="P13">Seguimiento de las actividades asignadas</text:p>
          </table:table-cell>
        </table:table-row>
        <table:table-row table:style-name="Table4.1">
          <table:table-cell table:style-name="Table4.A10" office:value-type="string">
            <text:p text:style-name="P13">RD-2</text:p>
          </table:table-cell>
          <table:table-cell table:style-name="Table4.B10" office:value-type="string">
            <text:p text:style-name="P13"><text:s/>Monitorización de los entregables</text:p>
          </table:table-cell>
        </table:table-row>
        <table:table-row table:style-name="Table4.1">
          <table:table-cell table:style-name="Table4.A11" office:value-type="string">
            <text:p text:style-name="P13">IRI-3</text:p>
          </table:table-cell>
          <table:table-cell table:style-name="Table4.B11" office:value-type="string">
            <text:p text:style-name="P13">Análisis del informe de solicitudes de cambio</text:p>
          </table:table-cell>
        </table:table-row>
      </table:table>
      <text:p text:style-name="Heading_20_2"><text:bookmark text:name="_y581o9i7zott"/></text:p>
      <text:p text:style-name="Heading_20_2"><text:bookmark text:name="_z8avm15rcx4x"/>Actividades planeadas pero no completadas</text:p>
      <table:table table:name="Table5" table:style-name="Table5">
        <table:table-column table:style-name="Table5.A" table:number-columns-repeated="2"/>
        <table:table-row table:style-name="Table5.1">
          <table:table-cell table:style-name="Table5.A1" office:value-type="string">
            <text:p text:style-name="P13"><text:span text:style-name="T10">Id</text:span></text:p>
          </table:table-cell>
          <table:table-cell table:style-name="Table5.A1" office:value-type="string">
            <text:p text:style-name="P13"><text:span text:style-name="T10">Actividad</text:span></text:p>
          </table:table-cell>
        </table:table-row>
        <table:table-row table:style-name="Table5.1">
          <table:table-cell table:style-name="Table5.A2" office:value-type="string">
            <text:p text:style-name="P2"/>
          </table:table-cell>
          <table:table-cell table:style-name="Table5.B2" office:value-type="string">
            <text:p text:style-name="P2"/>
          </table:table-cell>
        </table:table-row>
      </table:table>
      <text:p text:style-name="Standard"/>
      <text:p text:style-name="Heading_20_2"><text:bookmark text:name="_aglkgs4gtve7"/>Principal causa en la variación de las actividades</text:p>
      <text:p text:style-name="Standard">No procede.</text:p>
      <text:p text:style-name="Heading_20_1"><text:bookmark text:name="_3decslxsosev"/></text:p>
      <text:p text:style-name="P25"><text:bookmark text:name="_qctgoh6jy9cn"/>Fondos</text:p>
      <text:p text:style-name="Heading_20_2"><text:bookmark text:name="_uqs7yorxvgmw"/>Fondos que se planean gastar en este hito</text:p>
      <table:table table:name="Table6" table:style-name="Table6">
        <table:table-column table:style-name="Table6.A" table:number-columns-repeated="2"/>
        <table:table-row table:style-name="Table6.1">
          <table:table-cell table:style-name="Table6.A1" office:value-type="string">
            <text:p text:style-name="P13"><text:span text:style-name="T10">Actividad</text:span></text:p>
          </table:table-cell>
          <table:table-cell table:style-name="Table6.A1" office:value-type="string">
            <text:p text:style-name="P13"><text:span text:style-name="T10">Costo Planeado</text:span></text:p>
          </table:table-cell>
        </table:table-row>
        <table:table-row table:style-name="Table6.1">
          <table:table-cell table:style-name="Table6.A2" office:value-type="string">
            <text:p text:style-name="P13">GCl-1: Registro de clientes.</text:p>
          </table:table-cell>
          <table:table-cell table:style-name="Table6.B2" office:value-type="string">
            <text:p text:style-name="P13">163,35 €</text:p>
          </table:table-cell>
        </table:table-row>
        <table:table-row table:style-name="Table6.1">
          <table:table-cell table:style-name="Table6.A3" office:value-type="string">
            <text:p text:style-name="P13">GCl-2: Gestión de clientes (métodos CRUD).</text:p>
          </table:table-cell>
          <table:table-cell table:style-name="Table6.B2" office:value-type="string">
            <text:p text:style-name="P13">130,68 €</text:p>
          </table:table-cell>
        </table:table-row>
        <table:table-row table:style-name="Table6.1">
          <table:table-cell table:style-name="Table6.A4" office:value-type="string">
            <text:p text:style-name="P13">GCl-3: Página de atención al cliente.</text:p>
          </table:table-cell>
          <table:table-cell table:style-name="Table6.B2" office:value-type="string">
            <text:p text:style-name="P13">32,67 €</text:p>
          </table:table-cell>
        </table:table-row>
        <table:table-row table:style-name="Table6.1">
          <table:table-cell table:style-name="Table6.A5" office:value-type="string">
            <text:p text:style-name="P13">GCl-4: Página para los términos del servicio (términos de uso).</text:p>
          </table:table-cell>
          <table:table-cell table:style-name="Table6.B2" office:value-type="string">
            <text:p text:style-name="P13">32,67 €</text:p>
          </table:table-cell>
        </table:table-row>
        <table:table-row table:style-name="Table6.1">
          <table:table-cell table:style-name="Table6.A6" office:value-type="string">
            <text:p text:style-name="P13">GCl-5: Página para el aviso de privacidad</text:p>
          </table:table-cell>
          <table:table-cell table:style-name="Table6.B2" office:value-type="string">
            <text:p text:style-name="P13">32,67 €</text:p>
          </table:table-cell>
        </table:table-row>
        <table:table-row table:style-name="Table6.7">
          <table:table-cell table:style-name="Table6.A7" office:value-type="string">
            <text:p text:style-name="P15"><text:span text:style-name="T10">Total</text:span></text:p>
          </table:table-cell>
          <table:table-cell table:style-name="Table6.B7" office:value-type="string">
            <text:p text:style-name="P13"><text:span text:style-name="T10">392,04 €</text:span></text:p>
          </table:table-cell>
        </table:table-row>
      </table:table>
      <text:p text:style-name="Standard"/>
      <text:p text:style-name="Standard"/>
      <text:p text:style-name="Heading_20_2"><text:bookmark text:name="_52a0c7sqxcpj"/>Fondos gastados en este hito</text:p>
      <table:table table:name="Table7" table:style-name="Table7">
        <table:table-column table:style-name="Table7.A"/>
        <table:table-column table:style-name="Table7.B"/>
        <table:table-row table:style-name="Table7.1">
          <table:table-cell table:style-name="Table7.A1" office:value-type="string">
            <text:p text:style-name="P2"><text:span text:style-name="T10">Actividad</text:span></text:p>
          </table:table-cell>
          <table:table-cell table:style-name="Table7.B1" office:value-type="string">
            <text:p text:style-name="P2"><text:span text:style-name="T10">Costo Real</text:span></text:p>
          </table:table-cell>
        </table:table-row>
        <table:table-row table:style-name="Table7.1">
          <table:table-cell table:style-name="Table7.A2" office:value-type="string">
            <text:p text:style-name="P6">GCl-1: Registro de clientes.</text:p>
          </table:table-cell>
          <table:table-cell table:style-name="Table7.B2" office:value-type="string">
            <text:p text:style-name="P9"><text:span text:style-name="T12">163,35 €</text:span></text:p>
          </table:table-cell>
        </table:table-row>
        <table:table-row table:style-name="Table7.1">
          <table:table-cell table:style-name="Table7.A3" office:value-type="string">
            <text:p text:style-name="P6">GCl-2: Gestión de clientes (métodos CRUD).</text:p>
          </table:table-cell>
          <table:table-cell table:style-name="Table7.B3" office:value-type="string">
            <text:p text:style-name="P9"><text:span text:style-name="T12">0,00 €</text:span></text:p>
          </table:table-cell>
        </table:table-row>
        <table:table-row table:style-name="Table7.1">
          <table:table-cell table:style-name="Table7.A4" office:value-type="string">
            <text:p text:style-name="P6">GCl-3: Página de atención al cliente.</text:p>
          </table:table-cell>
          <table:table-cell table:style-name="Table7.B3" office:value-type="string">
            <text:p text:style-name="P9">16,34 €</text:p>
          </table:table-cell>
        </table:table-row>
        <table:table-row table:style-name="Table7.1">
          <table:table-cell table:style-name="Table7.A5" office:value-type="string">
            <text:p text:style-name="P6">GCl-4: Página para los términos del servicio (términos de uso).</text:p>
          </table:table-cell>
          <table:table-cell table:style-name="Table7.B3" office:value-type="string">
            <text:p text:style-name="P9">32,67 €</text:p>
          </table:table-cell>
        </table:table-row>
        <table:table-row table:style-name="Table7.1">
          <table:table-cell table:style-name="Table7.A6" office:value-type="string">
            <text:p text:style-name="P6">GCl-5: Página para el aviso de privacidad</text:p>
          </table:table-cell>
          <table:table-cell table:style-name="Table7.B3" office:value-type="string">
            <text:p text:style-name="P9">32,67 €</text:p>
          </table:table-cell>
        </table:table-row>
        <table:table-row table:style-name="Table7.1">
          <table:table-cell table:style-name="Table7.A7" office:value-type="string">
            <text:p text:style-name="P14"><text:span text:style-name="T10">Total</text:span></text:p>
          </table:table-cell>
          <table:table-cell table:style-name="Table7.B7" office:value-type="string">
            <text:p text:style-name="P6"><text:span text:style-name="T10">245,18 €</text:span></text:p>
          </table:table-cell>
        </table:table-row>
      </table:table>
      <text:p text:style-name="Standard"/>
      <text:p text:style-name="Heading_20_2"><text:bookmark text:name="_67qdwdavnr3j"/>Principal causa en la variación de costes</text:p>
      <text:p text:style-name="Standard"><text:soft-page-break/>Existió un error en la planificación que provocó que se creara una tarea que luego en ejecución se ha comprobado que carecía de sentido, por tanto el coste y el tiempo de esa actividad se han ahorrado.</text:p>
      <text:p text:style-name="Standard"/>
      <text:p text:style-name="Heading_20_1"><text:bookmark text:name="_49kmsago76ft"/>Calidad</text:p>
      <text:p text:style-name="Heading_20_2"><text:bookmark text:name="_977nnaccv2eh"/>Variaciones de calidad identificadas</text:p>
      <text:p text:style-name="Standard">Conforme al primer entregable la redacción de los documentos ha mejorado y en esta ocasión han sido bastante más sólidos en lo que a faltas de ortografía y de redacción se refieren.</text:p>
      <text:p text:style-name="Standard">También se debe aumentar la cobertura de los test hasta el 80% (actualmente 75%) y realizar test de carga para así dar por finalizada la revisión de la calidad del proyecto.</text:p>
      <text:p text:style-name="Heading_20_1"><text:bookmark text:name="_kvlyjq28nl8l"/>Acciones correctivas o preventivas previstas</text:p>
      <text:p text:style-name="Standard">Se debe aumentar la producción del equipo, en costes no han existido pérdidas pero hay un gran retraso en el cronograma, el equipo tiene que aprovechar al máximo el horario de trabajo. </text:p>
      <text:p text:style-name="Heading_20_1"><text:bookmark text:name="_887gbsmhm0kb"/>Futuro</text:p>
      <text:p text:style-name="Heading_20_2"><text:bookmark text:name="_90q6576pus6j"/>Actividades planeadas para el siguiente hito</text:p>
      <table:table table:name="Table8" table:style-name="Table8">
        <table:table-column table:style-name="Table8.A" table:number-columns-repeated="2"/>
        <text:soft-page-break/>
        <table:table-row table:style-name="Table8.1">
          <table:table-cell table:style-name="Table8.A1" office:value-type="string">
            <text:p text:style-name="P13"><text:span text:style-name="T10">Id</text:span></text:p>
          </table:table-cell>
          <table:table-cell table:style-name="Table8.A1" office:value-type="string">
            <text:p text:style-name="P13"><text:span text:style-name="T10">Actividad</text:span></text:p>
          </table:table-cell>
        </table:table-row>
        <table:table-row table:style-name="Table8.1">
          <table:table-cell table:style-name="Table8.A2" office:value-type="string">
            <text:p text:style-name="P13">GPP-1</text:p>
          </table:table-cell>
          <table:table-cell table:style-name="Table8.B2" office:value-type="string">
            <text:p text:style-name="P13">Hacer un buscador de productos</text:p>
          </table:table-cell>
        </table:table-row>
        <table:table-row table:style-name="Table8.1">
          <table:table-cell table:style-name="Table8.A3" office:value-type="string">
            <text:p text:style-name="P13">GPP-2</text:p>
          </table:table-cell>
          <table:table-cell table:style-name="Table8.B3" office:value-type="string">
            <text:p text:style-name="P13">Gestionar las ventas (pedidos).</text:p>
          </table:table-cell>
        </table:table-row>
        <table:table-row table:style-name="Table8.1">
          <table:table-cell table:style-name="Table8.A4" office:value-type="string">
            <text:p text:style-name="P13">GPP-3</text:p>
          </table:table-cell>
          <table:table-cell table:style-name="Table8.B4" office:value-type="string">
            <text:p text:style-name="P13">Seguimiento de pedidos por ID de pedido.</text:p>
          </table:table-cell>
        </table:table-row>
        <table:table-row table:style-name="Table8.1">
          <table:table-cell table:style-name="Table8.A5" office:value-type="string">
            <text:p text:style-name="P13">GPP-4</text:p>
          </table:table-cell>
          <table:table-cell table:style-name="Table8.B5" office:value-type="string">
            <text:p text:style-name="P13">Seguimiento de devolución (política de devolución)</text:p>
          </table:table-cell>
        </table:table-row>
        <table:table-row table:style-name="Table8.1">
          <table:table-cell table:style-name="Table8.A6" office:value-type="string">
            <text:p text:style-name="P13">GPP-5</text:p>
          </table:table-cell>
          <table:table-cell table:style-name="Table8.B6" office:value-type="string">
            <text:p text:style-name="P13">Preparar los métodos de pago con pasarelas de pago.</text:p>
          </table:table-cell>
        </table:table-row>
        <table:table-row table:style-name="Table8.1">
          <table:table-cell table:style-name="Table8.A7" office:value-type="string">
            <text:p text:style-name="P13"><text:s/>GCa-1</text:p>
          </table:table-cell>
          <table:table-cell table:style-name="Table8.B7" office:value-type="string">
            <text:p text:style-name="P13">Informes de Calidad.</text:p>
          </table:table-cell>
        </table:table-row>
        <table:table-row table:style-name="Table8.1">
          <table:table-cell table:style-name="Table8.A8" office:value-type="string">
            <text:p text:style-name="P13">GCa-2</text:p>
          </table:table-cell>
          <table:table-cell table:style-name="Table8.B8" office:value-type="string">
            <text:p text:style-name="P13">Documentos de prueba y evaluación.</text:p>
          </table:table-cell>
        </table:table-row>
        <table:table-row table:style-name="Table8.1">
          <table:table-cell table:style-name="Table8.A9" office:value-type="string">
            <text:p text:style-name="P13"><text:s/>IRI-2</text:p>
          </table:table-cell>
          <table:table-cell table:style-name="Table8.B9" office:value-type="string">
            <text:p text:style-name="P13">Monitorización de los entregables.</text:p>
          </table:table-cell>
        </table:table-row>
        <table:table-row table:style-name="Table8.1">
          <table:table-cell table:style-name="Table8.A10" office:value-type="string">
            <text:p text:style-name="P13">RD-1</text:p>
          </table:table-cell>
          <table:table-cell table:style-name="Table8.B10" office:value-type="string">
            <text:p text:style-name="P13">Seguimiento de las actividades asignadas.</text:p>
          </table:table-cell>
        </table:table-row>
        <table:table-row table:style-name="Table8.1">
          <table:table-cell table:style-name="Table8.A11" office:value-type="string">
            <text:p text:style-name="P13">RD-2</text:p>
          </table:table-cell>
          <table:table-cell table:style-name="Table8.B11" office:value-type="string">
            <text:p text:style-name="P13">Monitorización de los entregables.</text:p>
          </table:table-cell>
        </table:table-row>
        <table:table-row table:style-name="Table8.1">
          <table:table-cell table:style-name="Table8.A12" office:value-type="string">
            <text:p text:style-name="P13">IRI-3</text:p>
          </table:table-cell>
          <table:table-cell table:style-name="Table8.B12" office:value-type="string">
            <text:p text:style-name="P13">Análisis del informe de solicitudes de cambio.</text:p>
          </table:table-cell>
        </table:table-row>
        <table:table-row table:style-name="Table8.1">
          <table:table-cell table:style-name="Table8.A13" office:value-type="string">
            <text:p text:style-name="P13">C-1</text:p>
          </table:table-cell>
          <table:table-cell table:style-name="Table8.B13" office:value-type="string">
            <text:p text:style-name="P13"><text:s/>Generar la imagen de la aplicación y el manual de instrucciones.</text:p>
          </table:table-cell>
        </table:table-row>
        <table:table-row table:style-name="Table8.1">
          <table:table-cell table:style-name="Table8.A14" office:value-type="string">
            <text:p text:style-name="P13">C-2</text:p>
          </table:table-cell>
          <table:table-cell table:style-name="Table8.B14" office:value-type="string">
            <text:p text:style-name="P22"><text:s/>Transferencia del producto.</text:p>
          </table:table-cell>
        </table:table-row>
        <table:table-row table:style-name="Table8.1">
          <table:table-cell table:style-name="Table8.A15" office:value-type="string">
            <text:p text:style-name="P13">C-3</text:p>
          </table:table-cell>
          <table:table-cell table:style-name="Table8.B15" office:value-type="string">
            <text:p text:style-name="P13">Actualizaciones a los documentos del proyecto</text:p>
          </table:table-cell>
        </table:table-row>
        <table:table-row table:style-name="Table8.1">
          <table:table-cell table:style-name="Table8.A16" office:value-type="string">
            <text:p text:style-name="P13">C-4</text:p>
          </table:table-cell>
          <table:table-cell table:style-name="Table8.B16" office:value-type="string">
            <text:p text:style-name="P13"><text:s/>Entrega del plan de proyecto</text:p>
          </table:table-cell>
        </table:table-row>
      </table:table>
      <text:p text:style-name="Standard"/>
      <text:p text:style-name="Heading_20_2"><text:bookmark text:name="_ruzjewid10a"/></text:p>
      <text:p text:style-name="P24"><text:bookmark text:name="_8luopr2wc3nc"/>Costes planeados para el siguiente hito</text:p>
      <table:table table:name="Table11" table:style-name="Table11">
        <table:table-column table:style-name="Table11.A" table:number-columns-repeated="2"/>
        <table:table-row table:style-name="Table11.1">
          <table:table-cell table:style-name="Table11.A1" office:value-type="string">
            <text:p text:style-name="P13"><text:span text:style-name="T10">Actividad</text:span></text:p>
          </table:table-cell>
          <table:table-cell table:style-name="Table11.A1" office:value-type="string">
            <text:p text:style-name="P13"><text:span text:style-name="T10">Costo Planeado</text:span></text:p>
          </table:table-cell>
        </table:table-row>
        <table:table-row table:style-name="Table11.2">
          <table:table-cell table:style-name="Table11.A2" office:value-type="string">
            <text:p text:style-name="P13">GPP-1: Hacer un buscador de productos</text:p>
          </table:table-cell>
          <table:table-cell table:style-name="Table11.B2" office:value-type="string">
            <text:p text:style-name="P13">163,35 €</text:p>
          </table:table-cell>
        </table:table-row>
        <table:table-row table:style-name="Table11.1">
          <table:table-cell table:style-name="Table11.A3" office:value-type="string">
            <text:p text:style-name="P13">GPP-2: Gestionar las ventas (pedidos).</text:p>
          </table:table-cell>
          <table:table-cell table:style-name="Table11.B3" office:value-type="string">
            <text:p text:style-name="P13">98,01 €</text:p>
          </table:table-cell>
        </table:table-row>
        <table:table-row table:style-name="Table11.1">
          <table:table-cell table:style-name="Table11.A4" office:value-type="string">
            <text:p text:style-name="P13">GPP-3: Seguimiento de pedidos por ID de pedido.</text:p>
          </table:table-cell>
          <table:table-cell table:style-name="Table11.B4" office:value-type="string">
            <text:p text:style-name="P13">294,03 €</text:p>
          </table:table-cell>
        </table:table-row>
        <table:table-row table:style-name="Table11.1">
          <table:table-cell table:style-name="Table11.A5" office:value-type="string">
            <text:p text:style-name="P13">GPP-4: Seguimiento de devolución (política de devolución)</text:p>
          </table:table-cell>
          <table:table-cell table:style-name="Table11.B5" office:value-type="string">
            <text:p text:style-name="P13">32,67 €</text:p>
          </table:table-cell>
        </table:table-row>
        <table:table-row table:style-name="Table11.1">
          <table:table-cell table:style-name="Table11.A6" office:value-type="string">
            <text:p text:style-name="P13">GPP-5: Preparar los métodos de pago con pasarelas de pago.</text:p>
          </table:table-cell>
          <table:table-cell table:style-name="Table11.B6" office:value-type="string">
            <text:p text:style-name="P13">457,38 €</text:p>
          </table:table-cell>
        </table:table-row>
        <table:table-row table:style-name="Table11.1">
          <table:table-cell table:style-name="Table11.A7" office:value-type="string">
            <text:p text:style-name="P13"><text:s/>GCa-1: Informes de Calidad.</text:p>
          </table:table-cell>
          <table:table-cell table:style-name="Table11.B7" office:value-type="string">
            <text:p text:style-name="P13">43,56 €</text:p>
          </table:table-cell>
        </table:table-row>
        <table:table-row table:style-name="Table11.1">
          <table:table-cell table:style-name="Table11.A8" office:value-type="string">
            <text:p text:style-name="P13">GCa-2: Documentos de prueba y evaluación.</text:p>
          </table:table-cell>
          <table:table-cell table:style-name="Table11.B8" office:value-type="string">
            <text:p text:style-name="P13">130,68 €</text:p>
          </table:table-cell>
        </table:table-row>
        <table:table-row table:style-name="Table11.1">
          <table:table-cell table:style-name="Table11.A9" office:value-type="string">
            <text:p text:style-name="P13"><text:s/>IRI-2: Monitorización de los entregables.</text:p>
          </table:table-cell>
          <table:table-cell table:style-name="Table11.B9" office:value-type="string">
            <text:p text:style-name="P13">65,34 €</text:p>
          </table:table-cell>
        </table:table-row>
        <table:table-row table:style-name="Table11.1">
          <table:table-cell table:style-name="Table11.A10" office:value-type="string">
            <text:p text:style-name="P13">RD-1: Seguimiento de las actividades asignadas.</text:p>
          </table:table-cell>
          <table:table-cell table:style-name="Table11.B10" office:value-type="string">
            <text:p text:style-name="P13">54,45 €</text:p>
          </table:table-cell>
        </table:table-row>
        <table:table-row table:style-name="Table11.1">
          <table:table-cell table:style-name="Table11.A11" office:value-type="string">
            <text:p text:style-name="P13">RD-2: Monitorización de los entregables.</text:p>
          </table:table-cell>
          <table:table-cell table:style-name="Table11.B11" office:value-type="string">
            <text:p text:style-name="P13">65,34 €</text:p>
          </table:table-cell>
        </table:table-row>
        <table:table-row table:style-name="Table11.1">
          <table:table-cell table:style-name="Table11.A12" office:value-type="string">
            <text:p text:style-name="P13">IRI-3: Análisis del informe de solicitudes de cambio</text:p>
          </table:table-cell>
          <table:table-cell table:style-name="Table11.B12" office:value-type="string">
            <text:p text:style-name="P13">33,44 €</text:p>
          </table:table-cell>
        </table:table-row>
        <table:table-row table:style-name="Table11.1">
          <table:table-cell table:style-name="Table11.A13" office:value-type="string">
            <text:p text:style-name="P13">C-1: <text:s/>Generar la imagen de la aplicación y el manual de instrucciones.</text:p>
          </table:table-cell>
          <table:table-cell table:style-name="Table11.B13" office:value-type="string">
            <text:p text:style-name="P13">196,02 €</text:p>
          </table:table-cell>
        </table:table-row>
        <table:table-row table:style-name="Table11.1">
          <table:table-cell table:style-name="Table11.A14" office:value-type="string">
            <text:p text:style-name="P13">C-2: <text:s/>Transferencia del producto.</text:p>
          </table:table-cell>
          <table:table-cell table:style-name="Table11.B13" office:value-type="string">
            <text:p text:style-name="P22">32,67 €</text:p>
          </table:table-cell>
        </table:table-row>
        <table:table-row table:style-name="Table11.1">
          <table:table-cell table:style-name="Table11.A15" office:value-type="string">
            <text:p text:style-name="P13">C-3: Actualizaciones a los documentos del proyecto</text:p>
          </table:table-cell>
          <table:table-cell table:style-name="Table11.B13" office:value-type="string">
            <text:p text:style-name="P13">100,32 €</text:p>
          </table:table-cell>
        </table:table-row>
        <table:table-row table:style-name="Table11.1">
          <table:table-cell table:style-name="Table11.A16" office:value-type="string">
            <text:p text:style-name="P13">C-4: Entrega del plan de proyecto</text:p>
          </table:table-cell>
          <table:table-cell table:style-name="Table11.B13" office:value-type="string">
            <text:p text:style-name="P13">50,16 €</text:p>
          </table:table-cell>
        </table:table-row>
        <table:table-row table:style-name="Table11.1">
          <table:table-cell table:style-name="Table11.A17" office:value-type="string">
            <text:p text:style-name="P4"><text:span text:style-name="T10">Total</text:span></text:p>
          </table:table-cell>
          <table:table-cell table:style-name="Table11.B13" office:value-type="string">
            <text:p text:style-name="P2"><text:span text:style-name="T10">1.817,42€</text:span><text:bookmark text:name="_n059ww9orvoc"/></text:p>
          </table:table-cell>
        </table:table-row>
      </table:table>
      <text:p text:style-name="P26"><text:bookmark text:name="_3ut61maf6pac"/>Nuevos riesgos identificados</text:p>
      <text:p text:style-name="Standard">No procede</text:p>
      <text:p text:style-name="Heading_20_1"><text:bookmark text:name="_m2oh3hq2xufz"/>Nuevas incidencias identificada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8"><text:span text:style-name="T7">Tipo de incidente</text:span></text:p>
          </table:table-cell>
          <table:table-cell table:style-name="Table12.A1" office:value-type="string">
            <text:p text:style-name="P8"><text:span text:style-name="T7">Descripción</text:span></text:p>
          </table:table-cell>
          <table:table-cell table:style-name="Table12.A1" office:value-type="string">
            <text:p text:style-name="P8"><text:span text:style-name="T7">Prioridad</text:span></text:p>
          </table:table-cell>
          <table:table-cell table:style-name="Table12.A1" office:value-type="string">
            <text:p text:style-name="P8"><text:span text:style-name="T7">Fecha de incidente</text:span></text:p>
          </table:table-cell>
          <table:table-cell table:style-name="Table12.A1" office:value-type="string">
            <text:p text:style-name="P8"><text:span text:style-name="T7">Estado</text:span></text:p>
          </table:table-cell>
          <table:table-cell table:style-name="Table12.A1" office:value-type="string">
            <text:p text:style-name="P8"><text:span text:style-name="T7">Cómo se ha solucionado</text:span></text:p>
          </table:table-cell>
          <table:table-cell table:style-name="Table12.A1" office:value-type="string">
            <text:p text:style-name="P8"><text:span text:style-name="T7">Fecha de solución</text:span></text:p>
          </table:table-cell>
        </table:table-row>
        <table:table-row table:style-name="Table12.1">
          <table:table-cell table:style-name="Table12.A2" office:value-type="string">
            <text:p text:style-name="P8"><draw:control text:anchor-type="as-char" draw:z-index="0" draw:style-name="gr1" draw:text-style-name="P28" svg:width="0.9669in" svg:height="0.2276in" draw:control="control1"/></text:p>
          </table:table-cell>
          <table:table-cell table:style-name="Table12.B2" office:value-type="string">
            <text:p text:style-name="P6">Celery no funciona correctamente. Debido a actualizaciones con la política de Google en Gmail, celery no envía emails, solo los mantiene en local</text:p>
          </table:table-cell>
          <table:table-cell table:style-name="Table12.C2" office:value-type="string">
            <text:p text:style-name="P8"><draw:control text:anchor-type="as-char" draw:z-index="1" draw:style-name="gr1" draw:text-style-name="P28" svg:width="0.665in" svg:height="0.2276in" draw:control="control2"/></text:p>
          </table:table-cell>
          <table:table-cell table:style-name="Table12.D2" office:value-type="string">
            <text:p text:style-name="P8">25 nov 2022</text:p>
          </table:table-cell>
          <table:table-cell table:style-name="Table12.E2" office:value-type="string">
            <text:p text:style-name="P8"><draw:control text:anchor-type="as-char" draw:z-index="2" draw:style-name="gr1" draw:text-style-name="P28" svg:width="0.8732in" svg:height="0.2276in" draw:control="control3"/></text:p>
          </table:table-cell>
          <table:table-cell table:style-name="Table12.F2" office:value-type="string">
            <text:p text:style-name="P6">Se ha descartado el uso de Celery, y se ha optado por la librería de core.mail de Django. que ofrece más ventajas para esta implementación.</text:p>
          </table:table-cell>
          <table:table-cell table:style-name="Table12.G2" office:value-type="string">
            <text:p text:style-name="P6">26 nov 2022</text:p>
          </table:table-cell>
        </table:table-row>
        <table:table-row table:style-name="Table12.1">
          <table:table-cell table:style-name="Table12.A3" office:value-type="string">
            <text:p text:style-name="P8"><draw:control text:anchor-type="as-char" draw:z-index="3" draw:style-name="gr1" draw:text-style-name="P28" svg:width="0.9669in" svg:height="0.2276in" draw:control="control4"/></text:p>
          </table:table-cell>
          <table:table-cell table:style-name="Table12.B3" office:value-type="string">
            <text:p text:style-name="P6">Para poder realizar las tareas del backlog AWE-11 y AWE-12 hace falta conocer la política de privacidad y términos de uso de Acme wedding</text:p>
          </table:table-cell>
          <table:table-cell table:style-name="Table12.C3" office:value-type="string">
            <text:p text:style-name="P8"><draw:control text:anchor-type="as-char" draw:z-index="4" draw:style-name="gr1" draw:text-style-name="P28" svg:width="0.665in" svg:height="0.2276in" draw:control="control5"/></text:p>
          </table:table-cell>
          <table:table-cell table:style-name="Table12.D3" office:value-type="string">
            <text:p text:style-name="P8">26 nov 2022</text:p>
          </table:table-cell>
          <table:table-cell table:style-name="Table12.E3" office:value-type="string">
            <text:p text:style-name="P8"><draw:control text:anchor-type="as-char" draw:z-index="5" draw:style-name="gr1" draw:text-style-name="P28" svg:width="0.8732in" svg:height="0.2276in" draw:control="control6"/></text:p>
          </table:table-cell>
          <table:table-cell table:style-name="Table12.F3" office:value-type="string">
            <text:p text:style-name="P6">Preguntar al patrocinador por la información que es necesario mostrar en la web.</text:p>
          </table:table-cell>
          <table:table-cell table:style-name="Table12.G3" office:value-type="string">
            <text:p text:style-name="P6">28 nov 2022</text:p>
          </table:table-cell>
        </table:table-row>
        <table:table-row table:style-name="Table12.1">
          <table:table-cell table:style-name="Table12.A4" office:value-type="string">
            <text:p text:style-name="P8"/>
          </table:table-cell>
          <table:table-cell table:style-name="Table12.B4" office:value-type="string">
            <text:p text:style-name="P6"/>
          </table:table-cell>
          <table:table-cell table:style-name="Table12.C4" office:value-type="string">
            <text:p text:style-name="P8"/>
          </table:table-cell>
          <table:table-cell table:style-name="Table12.D4" office:value-type="string">
            <text:p text:style-name="P8"/>
          </table:table-cell>
          <table:table-cell table:style-name="Table12.E4" office:value-type="string">
            <text:p text:style-name="P8"/>
          </table:table-cell>
          <table:table-cell table:style-name="Table12.F4" office:value-type="string">
            <text:p text:style-name="P6"/>
          </table:table-cell>
          <table:table-cell table:style-name="Table12.G4" office:value-type="string">
            <text:p text:style-name="P8"/>
          </table:table-cell>
        </table:table-row>
        <table:table-row table:style-name="Table12.1">
          <table:table-cell table:style-name="Table12.A5" office:value-type="string">
            <text:p text:style-name="P8"/>
          </table:table-cell>
          <table:table-cell table:style-name="Table12.B5" office:value-type="string">
            <text:p text:style-name="P6"/>
          </table:table-cell>
          <table:table-cell table:style-name="Table12.C5" office:value-type="string">
            <text:p text:style-name="P6"/>
          </table:table-cell>
          <table:table-cell table:style-name="Table12.D5" office:value-type="string">
            <text:p text:style-name="P8"/>
          </table:table-cell>
          <table:table-cell table:style-name="Table12.E5" office:value-type="string">
            <text:p text:style-name="P8"/>
          </table:table-cell>
          <table:table-cell table:style-name="Table12.F5" office:value-type="string">
            <text:p text:style-name="P6"/>
          </table:table-cell>
          <table:table-cell table:style-name="Table12.G5" office:value-type="string">
            <text:p text:style-name="P6"/>
          </table:table-cell>
        </table:table-row>
      </table:table>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egreya" svg:font-family="Alegreya"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111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Montserrat" fo:font-family="Montserrat" style:font-family-generic="roman" style:font-pitch="variable" fo:font-size="16pt" fo:font-weight="bold" style:font-name-asian="Montserrat1" style:font-family-asian="Montserrat" style:font-family-generic-asian="system" style:font-pitch-asian="variable" style:font-size-asian="16pt" style:font-weight-asian="bold" style:font-name-complex="Montserrat1" style:font-family-complex="Montserrat"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in" fo:margin-bottom="0.111in" loext:contextual-spacing="false" fo:line-height="100%" fo:keep-together="always" fo:keep-with-next="always"/>
      <style:text-properties fo:color="#666666"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Montserrat" fo:font-family="Montserrat" style:font-family-generic="roman" style:font-pitch="variable" fo:font-size="14pt" fo:font-weight="normal" style:font-name-asian="Montserrat1" style:font-family-asian="Montserrat" style:font-family-generic-asian="system" style:font-pitch-asian="variable" style:font-size-asian="14pt" style:font-weight-asian="normal"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style:font-name="Montserrat Black" fo:font-family="'Montserrat Black'" style:font-family-generic="roman" style:font-pitch="variable" fo:font-size="31pt" style:font-name-asian="Montserrat Black1" style:font-family-asian="'Montserrat Black'" style:font-family-generic-asian="system" style:font-pitch-asian="variable" style:font-size-asian="31pt" style:font-name-complex="Montserrat Black1" style:font-family-complex="'Montserrat Black'" style:font-family-generic-complex="system" style:font-pitch-complex="variable" style:font-size-complex="31pt"/>
    </style:style>
    <style:style style:name="Sub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fo:color="#666666" style:font-name="Montserrat" fo:font-family="Montserrat" style:font-family-generic="roman" style:font-pitch="variable" fo:font-size="15pt" style:font-name-asian="Montserrat1" style:font-family-asian="Montserrat" style:font-family-generic-asian="system" style:font-pitch-asian="variable" style:font-size-asian="15pt" style:font-name-complex="Montserrat1" style:font-family-complex="Montserrat"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9" style:family="table">
      <style:table-properties style:width="9.6903in" fo:margin-left="0in" fo:margin-top="0in" fo:margin-bottom="0in" fo:break-before="auto" fo:break-after="auto" table:align="left"/>
    </style:style>
    <style:style style:name="Table9.A" style:family="table-column">
      <style:table-column-properties style:column-width="4.8451in"/>
    </style:style>
    <style:style style:name="Table9.B" style:family="table-column">
      <style:table-column-properties style:column-width="4.8444in"/>
    </style:style>
    <style:style style:name="Table9.1" style:family="table-row">
      <style:table-row-properties fo:keep-together="auto"/>
    </style:style>
    <style:style style:name="Table9.A1" style:family="table-cell">
      <style:table-cell-properties style:vertical-align="" fo:padding="0.0694in" fo:border-left="none" fo:border-right="none" fo:border-top="none" fo:border-bottom="1pt solid #000000"/>
    </style:style>
    <style:style style:name="Table10" style:family="table">
      <style:table-properties style:width="9.6903in" fo:margin-left="0in" fo:margin-top="0in" fo:margin-bottom="0in" fo:break-before="auto" fo:break-after="auto" table:align="left"/>
    </style:style>
    <style:style style:name="Table10.A" style:family="table-column">
      <style:table-column-properties style:column-width="3.2299in"/>
    </style:style>
    <style:style style:name="Table10.C" style:family="table-column">
      <style:table-column-properties style:column-width="3.2306in"/>
    </style:style>
    <style:style style:name="Table10.1" style:family="table-row">
      <style:table-row-properties fo:keep-together="auto"/>
    </style:style>
    <style:style style:name="Table10.A1" style:family="table-cell">
      <style:table-cell-properties style:vertical-align="" fo:padding="0.0694in" fo:border-left="none" fo:border-right="none" fo:border-top="1pt solid #000000" fo:border-bottom="none"/>
    </style:style>
    <style:style style:name="Table13" style:family="table">
      <style:table-properties style:width="9.6903in" fo:margin-left="0in" fo:margin-top="0in" fo:margin-bottom="0in" fo:break-before="auto" fo:break-after="auto" table:align="left"/>
    </style:style>
    <style:style style:name="Table13.A" style:family="table-column">
      <style:table-column-properties style:column-width="4.8451in"/>
    </style:style>
    <style:style style:name="Table13.B" style:family="table-column">
      <style:table-column-properties style:column-width="4.8444in"/>
    </style:style>
    <style:style style:name="Table13.1" style:family="table-row">
      <style:table-row-properties fo:keep-together="auto"/>
    </style:style>
    <style:style style:name="Table13.A1" style:family="table-cell">
      <style:table-cell-properties style:vertical-align="" fo:padding="0.0694in" fo:border-left="none" fo:border-right="none" fo:border-top="none" fo:border-bottom="1pt solid #000000"/>
    </style:style>
    <style:style style:name="Table14" style:family="table">
      <style:table-properties style:width="9.6903in" fo:margin-left="0in" fo:margin-top="0in" fo:margin-bottom="0in" fo:break-before="auto" fo:break-after="auto" table:align="left"/>
    </style:style>
    <style:style style:name="Table14.A" style:family="table-column">
      <style:table-column-properties style:column-width="3.2299in"/>
    </style:style>
    <style:style style:name="Table14.C" style:family="table-column">
      <style:table-column-properties style:column-width="3.2306in"/>
    </style:style>
    <style:style style:name="Table14.1" style:family="table-row">
      <style:table-row-properties fo:keep-together="auto"/>
    </style:style>
    <style:style style:name="Table14.A1" style:family="table-cell">
      <style:table-cell-properties style:vertical-align="" fo:padding="0.0694in" fo:border-left="none" fo:border-right="none" fo:border-top="1pt solid #000000" fo:border-bottom="none"/>
    </style:style>
    <style:style style:name="MP1" style:family="paragraph" style:parent-style-name="Standard">
      <style:text-properties fo:font-size="1pt" style:font-size-asian="1pt" style:font-size-complex="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T1" style:family="text">
      <style:text-properties fo:font-size="9pt" style:font-size-asian="9pt" style:font-size-complex="9pt"/>
    </style:style>
    <style:style style:name="MT2" style:family="text">
      <style:text-properties style:font-name="Alegreya" fo:font-size="9pt" style:font-name-asian="Alegreya1" style:font-size-asian="9pt" style:font-name-complex="Alegreya1" style:font-size-complex="9pt"/>
    </style:style>
    <style:style style:name="MT3" style:family="text">
      <style:text-properties style:font-name="Alegreya" fo:font-size="8pt" style:font-name-asian="Alegreya1" style:font-size-asian="8pt" style:font-name-complex="Alegreya1"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6929in" fo:page-height="8.2681in" style:num-format="1" style:print-orientation="landscape" fo:margin-top="0.5in" fo:margin-bottom="0.5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9" table:style-name="Table9">
          <table:table-column table:style-name="Table9.A"/>
          <table:table-column table:style-name="Table9.B"/>
          <table:table-row table:style-name="Table9.1">
            <table:table-cell table:style-name="Table9.A1" office:value-type="string">
              <text:p text:style-name="MP2"><text:span text:style-name="MT1">Informe de Desempeño 2</text:span></text:p>
            </table:table-cell>
            <table:table-cell table:style-name="Table9.A1" office:value-type="string">
              <text:p text:style-name="MP3"><text:span text:style-name="MT2">PGPI</text:span></text:p>
            </table:table-cell>
          </table:table-row>
        </table:table>
        <text:p text:style-name="MP1"/>
      </style:header>
      <style:footer>
        <text:p text:style-name="MP1"/>
        <table:table table:name="Table10" table:style-name="Table10">
          <table:table-column table:style-name="Table10.A" table:number-columns-repeated="2"/>
          <table:table-column table:style-name="Table10.C"/>
          <table:table-row table:style-name="Table10.1">
            <table:table-cell table:style-name="Table10.A1" office:value-type="string">
              <text:p text:style-name="MP2"><text:span text:style-name="MT3">Grupo 3.7</text:span></text:p>
            </table:table-cell>
            <table:table-cell table:style-name="Table10.A1" office:value-type="string">
              <text:p text:style-name="MP4"><text:span text:style-name="MT3">26 nov 2022</text:span></text:p>
            </table:table-cell>
            <table:table-cell table:style-name="Table10.A1" office:value-type="string">
              <text:p text:style-name="MP3"><text:page-number text:select-page="current">0</text:page-number></text:p>
            </table:table-cell>
          </table:table-row>
        </table:table>
        <text:p text:style-name="MP1"/>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Converted1" style:page-layout-name="Mpm2">
      <style:header>
        <text:p text:style-name="MP1"/>
        <table:table table:name="Table13" table:style-name="Table13">
          <table:table-column table:style-name="Table13.A"/>
          <table:table-column table:style-name="Table13.B"/>
          <table:table-row table:style-name="Table13.1">
            <table:table-cell table:style-name="Table13.A1" office:value-type="string">
              <text:p text:style-name="MP2"><text:span text:style-name="MT1">Informe de Desempeño 2</text:span></text:p>
            </table:table-cell>
            <table:table-cell table:style-name="Table13.A1" office:value-type="string">
              <text:p text:style-name="MP3"><text:span text:style-name="MT2">PGPI</text:span></text:p>
            </table:table-cell>
          </table:table-row>
        </table:table>
        <text:p text:style-name="MP1"/>
      </style:header>
      <style:footer>
        <text:p text:style-name="MP1"/>
        <table:table table:name="Table14" table:style-name="Table14">
          <table:table-column table:style-name="Table14.A" table:number-columns-repeated="2"/>
          <table:table-column table:style-name="Table14.C"/>
          <table:table-row table:style-name="Table14.1">
            <table:table-cell table:style-name="Table14.A1" office:value-type="string">
              <text:p text:style-name="MP2"><text:span text:style-name="MT3">Grupo 3.7</text:span></text:p>
            </table:table-cell>
            <table:table-cell table:style-name="Table14.A1" office:value-type="string">
              <text:p text:style-name="MP4"><text:span text:style-name="MT3">26 nov 2022</text:span></text:p>
            </table:table-cell>
            <table:table-cell table:style-name="Table14.A1" office:value-type="string">
              <text:p text:style-name="MP3"><text:page-number text:select-page="current">0</text:page-number></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0" meta:object-count="0" meta:page-count="11" meta:paragraph-count="243" meta:word-count="977" meta:character-count="5992" meta:non-whitespace-character-count="5236"/>
    <meta:generator>LibreOfficeDev/6.0.5.2$Linux_X86_64 LibreOffice_project/</meta:generator>
  </office:meta>
</office:document-meta>
</file>